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Calibri" svg:font-family="Calibri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2625in" fo:margin-left="-0.0854in" table:align="left" style:writing-mode="lr-tb"/>
    </style:style>
    <style:style style:name="Таблица1.A" style:family="table-column">
      <style:table-column-properties style:column-width="3.6243in"/>
    </style:style>
    <style:style style:name="Таблица1.B" style:family="table-column">
      <style:table-column-properties style:column-width="3.6382in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.B1" style:family="table-cell">
      <style:table-cell-properties style:vertical-align="top" fo:padding-left="0.075in" fo:padding-right="0.075in" fo:padding-top="0in" fo:padding-bottom="0in" fo:border-left="none" fo:border-right="0.0069in solid #000000" fo:border-top="0.0069in solid #000000" fo:border-bottom="0.0069in solid #000000" style:writing-mode="lr-tb"/>
    </style:style>
    <style:style style:name="Таблица1.A3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1.B33" style:family="table-cell">
      <style:table-cell-properties style:vertical-align="top" fo:padding-left="0.075in" fo:padding-right="0.075in" fo:padding-top="0in" fo:padding-bottom="0in" fo:border-left="none" fo:border-right="0.0069in solid #000000" fo:border-top="none" fo:border-bottom="0.0069in solid #000000" style:writing-mode="lr-tb"/>
    </style:style>
    <style:style style:name="Таблица2" style:family="table">
      <style:table-properties style:width="6.6917in" fo:margin-left="-0.0854in" table:align="left" style:writing-mode="lr-tb"/>
    </style:style>
    <style:style style:name="Таблица2.A" style:family="table-column">
      <style:table-column-properties style:column-width="1.65in"/>
    </style:style>
    <style:style style:name="Таблица2.B" style:family="table-column">
      <style:table-column-properties style:column-width="1.575in"/>
    </style:style>
    <style:style style:name="Таблица2.C" style:family="table-column">
      <style:table-column-properties style:column-width="1.6736in"/>
    </style:style>
    <style:style style:name="Таблица2.D" style:family="table-column">
      <style:table-column-properties style:column-width="1.7931in"/>
    </style:style>
    <style:style style:name="Таблица2.1" style:family="table-row">
      <style:table-row-properties style:min-row-height="0.2035in" style:keep-together="true"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3" style:family="table">
      <style:table-properties style:width="7.3521in" fo:margin-left="-0.0854in" table:align="left" style:writing-mode="lr-tb"/>
    </style:style>
    <style:style style:name="Таблица3.A" style:family="table-column">
      <style:table-column-properties style:column-width="7.3521in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3.6" style:family="table-row">
      <style:table-row-properties style:min-row-height="0.3243in" style:keep-together="true" fo:keep-together="auto"/>
    </style:style>
    <style:style style:name="Таблица4" style:family="table">
      <style:table-properties style:width="7.3521in" fo:margin-left="-0.0854in" table:align="left" style:writing-mode="lr-tb"/>
    </style:style>
    <style:style style:name="Таблица4.A" style:family="table-column">
      <style:table-column-properties style:column-width="7.3521in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5" style:family="table">
      <style:table-properties style:width="6.409in" fo:margin-left="-0.0854in" table:align="left" style:writing-mode="lr-tb"/>
    </style:style>
    <style:style style:name="Таблица5.A" style:family="table-column">
      <style:table-column-properties style:column-width="1.2771in"/>
    </style:style>
    <style:style style:name="Таблица5.B" style:family="table-column">
      <style:table-column-properties style:column-width="1.2778in"/>
    </style:style>
    <style:style style:name="Таблица5.E" style:family="table-column">
      <style:table-column-properties style:column-width="1.2986in"/>
    </style:style>
    <style:style style:name="Таблица5.1" style:family="table-row">
      <style:table-row-properties style:min-row-height="0.1785in" style:keep-together="true" fo:keep-together="auto"/>
    </style:style>
    <style:style style:name="Таблица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5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5.E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6" style:family="table">
      <style:table-properties style:width="7.0396in" fo:margin-left="-0.0854in" table:align="left" style:writing-mode="lr-tb"/>
    </style:style>
    <style:style style:name="Таблица6.A" style:family="table-column">
      <style:table-column-properties style:column-width="7.0396in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7" style:family="table">
      <style:table-properties style:width="7.0375in" fo:margin-left="-0.0854in" table:align="left" style:writing-mode="lr-tb"/>
    </style:style>
    <style:style style:name="Таблица7.A" style:family="table-column">
      <style:table-column-properties style:column-width="7.0375in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8" style:family="table">
      <style:table-properties style:width="5.1313in" fo:margin-left="-0.0854in" table:align="left" style:writing-mode="lr-tb"/>
    </style:style>
    <style:style style:name="Таблица8.A" style:family="table-column">
      <style:table-column-properties style:column-width="1.2771in"/>
    </style:style>
    <style:style style:name="Таблица8.B" style:family="table-column">
      <style:table-column-properties style:column-width="1.2778in"/>
    </style:style>
    <style:style style:name="Таблица8.D" style:family="table-column">
      <style:table-column-properties style:column-width="1.2986in"/>
    </style:style>
    <style:style style:name="Таблица8.1" style:family="table-row">
      <style:table-row-properties style:min-row-height="0.1785in" style:keep-together="true" fo:keep-together="auto"/>
    </style:style>
    <style:style style:name="Таблица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8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9" style:family="table">
      <style:table-properties style:width="7.225in" fo:margin-left="-0.0854in" table:align="left" style:writing-mode="lr-tb"/>
    </style:style>
    <style:style style:name="Таблица9.A" style:family="table-column">
      <style:table-column-properties style:column-width="7.225in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0" style:family="table">
      <style:table-properties style:width="7.225in" fo:margin-left="-0.0854in" table:align="left" style:writing-mode="lr-tb"/>
    </style:style>
    <style:style style:name="Таблица10.A" style:family="table-column">
      <style:table-column-properties style:column-width="7.225in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0.11" style:family="table-row">
      <style:table-row-properties style:min-row-height="0.1743in" style:keep-together="true" fo:keep-together="auto"/>
    </style:style>
    <style:style style:name="Таблица11" style:family="table">
      <style:table-properties style:width="4.9396in" fo:margin-left="-0.0854in" table:align="left" style:writing-mode="lr-tb"/>
    </style:style>
    <style:style style:name="Таблица11.A" style:family="table-column">
      <style:table-column-properties style:column-width="1.2771in"/>
    </style:style>
    <style:style style:name="Таблица11.B" style:family="table-column">
      <style:table-column-properties style:column-width="1.9681in"/>
    </style:style>
    <style:style style:name="Таблица11.C" style:family="table-column">
      <style:table-column-properties style:column-width="1.6944in"/>
    </style:style>
    <style:style style:name="Таблица11.1" style:family="table-row">
      <style:table-row-properties style:min-row-height="0.1785in" style:keep-together="true" fo:keep-together="auto"/>
    </style:style>
    <style:style style:name="Таблица1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1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2" style:family="table">
      <style:table-properties style:width="7.225in" fo:margin-left="-0.0854in" table:align="left" style:writing-mode="lr-tb"/>
    </style:style>
    <style:style style:name="Таблица12.A" style:family="table-column">
      <style:table-column-properties style:column-width="7.225in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3" style:family="table">
      <style:table-properties style:width="7.225in" fo:margin-left="-0.0854in" table:align="left" style:writing-mode="lr-tb"/>
    </style:style>
    <style:style style:name="Таблица13.A" style:family="table-column">
      <style:table-column-properties style:column-width="7.225in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4" style:family="table">
      <style:table-properties style:width="6.5146in" fo:margin-left="-0.0854in" table:align="left" style:writing-mode="lr-tb"/>
    </style:style>
    <style:style style:name="Таблица14.A" style:family="table-column">
      <style:table-column-properties style:column-width="1.375in"/>
    </style:style>
    <style:style style:name="Таблица14.B" style:family="table-column">
      <style:table-column-properties style:column-width="2.0674in"/>
    </style:style>
    <style:style style:name="Таблица14.C" style:family="table-column">
      <style:table-column-properties style:column-width="1.8701in"/>
    </style:style>
    <style:style style:name="Таблица14.D" style:family="table-column">
      <style:table-column-properties style:column-width="1.2021in"/>
    </style:style>
    <style:style style:name="Таблица14.1" style:family="table-row">
      <style:table-row-properties style:min-row-height="0.1785in" style:keep-together="true" fo:keep-together="auto"/>
    </style:style>
    <style:style style:name="Таблица1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4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5" style:family="table">
      <style:table-properties style:width="7.1625in" fo:margin-left="-0.0854in" table:align="left" style:writing-mode="lr-tb"/>
    </style:style>
    <style:style style:name="Таблица15.A" style:family="table-column">
      <style:table-column-properties style:column-width="7.1625in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margin-top="0in" fo:margin-bottom="0in"/>
    </style:style>
    <style:style style:name="P4" style:family="paragraph" style:parent-style-name="Standard">
      <style:paragraph-properties fo:margin-top="0in" fo:margin-bottom="0in"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P5" style:family="paragraph" style:parent-style-name="Standard">
      <style:paragraph-properties fo:margin-top="0in" fo:margin-bottom="0in" fo:line-height="100%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margin-top="0in" fo:margin-bottom="0in" fo:line-height="100%" style:snap-to-layout-grid="false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margin-top="0in" fo:margin-bottom="0in"/>
      <style:text-properties style:font-name="Times New Roman" fo:font-size="12pt" fo:language="en" fo:country="US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12pt" fo:language="en" fo:country="US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/>
    </style:style>
    <style:style style:name="P9" style:family="paragraph" style:parent-style-name="Standard">
      <style:paragraph-properties fo:margin-top="0in" fo:margin-bottom="0in"/>
      <style:text-properties style:font-name="Times New Roman" fo:font-size="12pt" fo:language="en" fo:country="US" style:font-size-asian="12pt" style:font-name-complex="Times New Roman" style:font-size-complex="12pt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11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12" style:family="paragraph" style:parent-style-name="Standard">
      <style:paragraph-properties fo:margin-top="0in" fo:margin-bottom="0in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paragraph-properties fo:margin-top="0in" fo:margin-bottom="0in" fo:line-height="100%" style:snap-to-layout-grid="false"/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Standard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16" style:family="paragraph" style:parent-style-name="Standard">
      <style:paragraph-properties fo:margin-top="0in" fo:margin-bottom="0in" fo:line-height="100%"/>
    </style:style>
    <style:style style:name="P17" style:family="paragraph" style:parent-style-name="Standard">
      <style:paragraph-properties fo:margin-top="0in" fo:margin-bottom="0in" fo:line-height="100%" style:text-autospace="none"/>
    </style:style>
    <style:style style:name="P18" style:family="paragraph" style:parent-style-name="Standard">
      <style:paragraph-properties fo:margin-top="0in" fo:margin-bottom="0in"/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P20" style:family="paragraph" style:parent-style-name="Standard">
      <style:paragraph-properties fo:margin-top="0in" fo:margin-bottom="0in" fo:line-height="100%" style:text-autospace="none"/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P21" style:family="paragraph" style:parent-style-name="Standard">
      <style:paragraph-properties fo:margin-top="0in" fo:margin-bottom="0in"/>
      <style:text-properties fo:language="en" fo:country="US"/>
    </style:style>
    <style:style style:name="P22" style:family="paragraph" style:parent-style-name="Standard">
      <style:paragraph-properties fo:margin-top="0in" fo:margin-bottom="0in" fo:line-height="100%"/>
      <style:text-properties fo:language="en" fo:country="US"/>
    </style:style>
    <style:style style:name="P23" style:family="paragraph" style:parent-style-name="Standard" style:master-page-name="Standard">
      <style:paragraph-properties fo:margin-top="0in" fo:margin-bottom="0in" fo:text-align="center" style:justify-single-word="false" style:page-number="auto"/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P24" style:family="paragraph" style:parent-style-name="Standard" style:list-style-name="L1">
      <style:paragraph-properties fo:margin-top="0in" fo:margin-bottom="0in" fo:line-height="100%"/>
    </style:style>
    <style:style style:name="P25" style:family="paragraph" style:parent-style-name="Standard">
      <style:paragraph-properties fo:margin-top="0in" fo:margin-bottom="0in"/>
      <style:text-properties fo:language="en" fo:country="US"/>
    </style:style>
    <style:style style:name="P26" style:family="paragraph" style:parent-style-name="Standard" style:list-style-name="L2">
      <style:paragraph-properties fo:margin-top="0in" fo:margin-bottom="0in" fo:line-height="100%"/>
      <style:text-properties fo:language="en" fo:country="US"/>
    </style:style>
    <style:style style:name="P27" style:family="paragraph" style:parent-style-name="Standard" style:list-style-name="L3">
      <style:paragraph-properties fo:margin-top="0in" fo:margin-bottom="0in" fo:line-height="100%"/>
      <style:text-properties fo:language="en" fo:country="US"/>
    </style:style>
    <style:style style:name="P28" style:family="paragraph" style:parent-style-name="Standard" style:list-style-name="L26">
      <style:paragraph-properties fo:margin-top="0in" fo:margin-bottom="0in"/>
      <style:text-properties fo:language="en" fo:country="US"/>
    </style:style>
    <style:style style:name="P29" style:family="paragraph" style:parent-style-name="Standard" style:list-style-name="L28">
      <style:paragraph-properties fo:margin-top="0in" fo:margin-bottom="0in"/>
      <style:text-properties fo:language="en" fo:country="US"/>
    </style:style>
    <style:style style:name="P30" style:family="paragraph" style:parent-style-name="Standard" style:list-style-name="L4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1" style:family="paragraph" style:parent-style-name="Standard" style:list-style-name="L5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2" style:family="paragraph" style:parent-style-name="Standard" style:list-style-name="L6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3" style:family="paragraph" style:parent-style-name="Standard" style:list-style-name="L7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4" style:family="paragraph" style:parent-style-name="Standard" style:list-style-name="L8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5" style:family="paragraph" style:parent-style-name="Standard" style:list-style-name="L9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6" style:family="paragraph" style:parent-style-name="Standard" style:list-style-name="L10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7" style:family="paragraph" style:parent-style-name="Standard" style:list-style-name="L11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8" style:family="paragraph" style:parent-style-name="Standard" style:list-style-name="L12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9" style:family="paragraph" style:parent-style-name="Standard" style:list-style-name="L13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40" style:family="paragraph" style:parent-style-name="Standard" style:list-style-name="L14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41" style:family="paragraph" style:parent-style-name="Standard" style:list-style-name="L15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42" style:family="paragraph" style:parent-style-name="Standard" style:list-style-name="L17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43" style:family="paragraph" style:parent-style-name="Standard" style:list-style-name="L18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44" style:family="paragraph" style:parent-style-name="Standard" style:list-style-name="L19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45" style:family="paragraph" style:parent-style-name="Standard" style:list-style-name="L20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46" style:family="paragraph" style:parent-style-name="Standard" style:list-style-name="L21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47" style:family="paragraph" style:parent-style-name="Standard" style:list-style-name="L16">
      <style:paragraph-properties fo:margin-top="0in" fo:margin-bottom="0in" fo:line-height="100%"/>
      <style:text-properties style:font-name="Times New Roman" fo:font-size="12pt" fo:language="en" fo:country="US" style:font-size-asian="12pt" style:font-name-complex="Times New Roman" style:font-size-complex="12pt"/>
    </style:style>
    <style:style style:name="P48" style:family="paragraph" style:parent-style-name="Standard" style:list-style-name="L22">
      <style:paragraph-properties fo:margin-top="0in" fo:margin-bottom="0in"/>
    </style:style>
    <style:style style:name="P49" style:family="paragraph" style:parent-style-name="Standard">
      <style:paragraph-properties fo:margin-top="0in" fo:margin-bottom="0in"/>
      <style:text-properties fo:language="ru" fo:country="RU"/>
    </style:style>
    <style:style style:name="P50" style:family="paragraph" style:parent-style-name="Standard" style:list-style-name="L23">
      <style:paragraph-properties fo:margin-top="0in" fo:margin-bottom="0in"/>
      <style:text-properties fo:language="ru" fo:country="RU"/>
    </style:style>
    <style:style style:name="P51" style:family="paragraph" style:parent-style-name="Standard" style:list-style-name="L24">
      <style:paragraph-properties fo:margin-top="0in" fo:margin-bottom="0in"/>
      <style:text-properties fo:language="ru" fo:country="RU"/>
    </style:style>
    <style:style style:name="P52" style:family="paragraph" style:parent-style-name="Standard" style:list-style-name="L25">
      <style:paragraph-properties fo:margin-top="0in" fo:margin-bottom="0in"/>
      <style:text-properties fo:language="ru" fo:country="RU"/>
    </style:style>
    <style:style style:name="P53" style:family="paragraph" style:parent-style-name="Standard" style:list-style-name="L26">
      <style:paragraph-properties fo:margin-top="0in" fo:margin-bottom="0in"/>
      <style:text-properties fo:language="ru" fo:country="RU"/>
    </style:style>
    <style:style style:name="P54" style:family="paragraph" style:parent-style-name="Standard" style:list-style-name="L27">
      <style:paragraph-properties fo:margin-top="0in" fo:margin-bottom="0in"/>
      <style:text-properties fo:language="ru" fo:country="RU"/>
    </style:style>
    <style:style style:name="P55" style:family="paragraph" style:parent-style-name="Standard" style:list-style-name="L28">
      <style:paragraph-properties fo:margin-top="0in" fo:margin-bottom="0in"/>
      <style:text-properties fo:language="ru" fo:country="RU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3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4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font-name-complex="Times New Roman" style:font-size-complex="12pt"/>
    </style:style>
    <style:style style:name="T5" style:family="text">
      <style:text-properties style:font-name="Times New Roman" fo:font-size="12pt" fo:language="en" fo:country="US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/>
    </style:style>
    <style:style style:name="T6" style:family="text">
      <style:text-properties style:font-name="Times New Roman" fo:font-size="12pt" fo:language="en" fo:country="US" fo:font-style="italic" style:font-size-asian="12pt" style:font-style-asian="italic" style:font-name-complex="Times New Roman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8" style:family="text">
      <style:text-properties style:font-name="Times New Roman" fo:font-size="12pt" fo:language="ru" fo:country="RU" style:font-size-asian="12pt" style:font-name-complex="Times New Roman" style:font-size-complex="12pt"/>
    </style:style>
    <style:style style:name="T9" style:family="text">
      <style:text-properties fo:language="en" fo:country="US"/>
    </style:style>
    <style:style style:name="T10" style:family="text">
      <style:text-properties style:use-window-font-color="true" style:font-name="Times New Roman" fo:font-size="12pt" fo:language="en" fo:country="US" style:font-name-asian="Calibri" style:font-size-asian="12pt" style:language-asian="zh" style:country-asian="CN" style:font-name-complex="Times New Roman" style:font-size-complex="12pt" style:language-complex="ar" style:country-complex="SA"/>
    </style:style>
    <style:style style:name="T11" style:family="text"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T12" style:family="text">
      <style:text-properties fo:color="#000000" style:font-name="Times New Roman" fo:font-size="12pt" fo:language="en" fo:country="US" style:text-underline-style="solid" style:text-underline-width="auto" style:text-underline-color="font-color" style:font-size-asian="12pt" style:font-name-complex="Times New Roman" style:font-size-complex="12pt"/>
    </style:style>
    <style:style style:name="T13" style:family="text">
      <style:text-properties fo:color="#000000" style:font-name="Times New Roman" fo:font-size="12pt" style:font-size-asian="12pt" style:font-name-complex="Times New Roman" style:font-size-complex="12pt"/>
    </style:style>
    <style:style style:name="T14" style:family="text">
      <style:text-properties fo:color="#000000"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15" style:family="text">
      <style:text-properties fo:language="ru" fo:country="RU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2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2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2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3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3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Entertainment</text:p>
      <text:p text:style-name="P4">5.1 Universally popular?</text:p>
      <text:p text:style-name="Standard">5.1.1 Find the equivalents of the following words and phrases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CB, ex. 1, p. 46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13">научная фантастика</text:p>
          </table:table-cell>
          <table:table-cell table:style-name="Таблица1.B1" office:value-type="string">
            <text:p text:style-name="P13">Science fiction</text:p>
          </table:table-cell>
        </table:table-row>
        <table:table-row table:style-name="Таблица1.1">
          <table:table-cell table:style-name="Таблица1.A1" office:value-type="string">
            <text:p text:style-name="P13">мультфильм</text:p>
          </table:table-cell>
          <table:table-cell table:style-name="Таблица1.B1" office:value-type="string">
            <text:p text:style-name="P13">Animated film</text:p>
          </table:table-cell>
        </table:table-row>
        <table:table-row table:style-name="Таблица1.1">
          <table:table-cell table:style-name="Таблица1.A1" office:value-type="string">
            <text:p text:style-name="P13">романтическая комедия</text:p>
          </table:table-cell>
          <table:table-cell table:style-name="Таблица1.B1" office:value-type="string">
            <text:p text:style-name="P13">Rom com</text:p>
          </table:table-cell>
        </table:table-row>
        <table:table-row table:style-name="Таблица1.1">
          <table:table-cell table:style-name="Таблица1.A1" office:value-type="string">
            <text:p text:style-name="P5">CB, ex. 3 (track 5.1), p. 46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13">играть главную роль</text:p>
          </table:table-cell>
          <table:table-cell table:style-name="Таблица1.B1" office:value-type="string">
            <text:p text:style-name="P13">star</text:p>
          </table:table-cell>
        </table:table-row>
        <table:table-row table:style-name="Таблица1.1">
          <table:table-cell table:style-name="Таблица1.A1" office:value-type="string">
            <text:p text:style-name="P13">осовременивать</text:p>
          </table:table-cell>
          <table:table-cell table:style-name="Таблица1.B1" office:value-type="string">
            <text:p text:style-name="P13">Bring smth up to date</text:p>
          </table:table-cell>
        </table:table-row>
        <table:table-row table:style-name="Таблица1.1">
          <table:table-cell table:style-name="Таблица1.A1" office:value-type="string">
            <text:p text:style-name="P13">основываться на ч-л</text:p>
          </table:table-cell>
          <table:table-cell table:style-name="Таблица1.B1" office:value-type="string">
            <text:p text:style-name="P13">Be based on smth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">отправиться в путешествие </text:span><text:span text:style-name="T2">(фр.гл.)</text:span></text:p>
          </table:table-cell>
          <table:table-cell table:style-name="Таблица1.B1" office:value-type="string">
            <text:p text:style-name="P16">Set out on a journey</text:p>
          </table:table-cell>
        </table:table-row>
        <table:table-row table:style-name="Таблица1.1">
          <table:table-cell table:style-name="Таблица1.A1" office:value-type="string">
            <text:p text:style-name="P13">пропавший</text:p>
          </table:table-cell>
          <table:table-cell table:style-name="Таблица1.B1" office:value-type="string">
            <text:p text:style-name="P13">missing</text:p>
          </table:table-cell>
        </table:table-row>
        <table:table-row table:style-name="Таблица1.1">
          <table:table-cell table:style-name="Таблица1.A1" office:value-type="string">
            <text:p text:style-name="P13">быть влюбленным в к-л</text:p>
          </table:table-cell>
          <table:table-cell table:style-name="Таблица1.B1" office:value-type="string">
            <text:p text:style-name="P13">Be in love with smb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">происходить (о действии в фильме) где-л </text:span><text:span text:style-name="T2">(фр.гл.)</text:span></text:p>
          </table:table-cell>
          <table:table-cell table:style-name="Таблица1.B1" office:value-type="string">
            <text:p text:style-name="P16">Be set in</text:p>
          </table:table-cell>
        </table:table-row>
        <table:table-row table:style-name="Таблица1.1">
          <table:table-cell table:style-name="Таблица1.A1" office:value-type="string">
            <text:p text:style-name="P13">озвучивать</text:p>
          </table:table-cell>
          <table:table-cell table:style-name="Таблица1.B1" office:value-type="string">
            <text:p text:style-name="P13">Voice</text:p>
          </table:table-cell>
        </table:table-row>
        <table:table-row table:style-name="Таблица1.1">
          <table:table-cell table:style-name="Таблица1.A1" office:value-type="string">
            <text:p text:style-name="P13">пытаться</text:p>
          </table:table-cell>
          <table:table-cell table:style-name="Таблица1.B1" office:value-type="string">
            <text:p text:style-name="P13">attempt</text:p>
          </table:table-cell>
        </table:table-row>
        <table:table-row table:style-name="Таблица1.1">
          <table:table-cell table:style-name="Таблица1.A1" office:value-type="string">
            <text:p text:style-name="P13">племя</text:p>
          </table:table-cell>
          <table:table-cell table:style-name="Таблица1.B1" office:value-type="string">
            <text:p text:style-name="P13">tribe</text:p>
          </table:table-cell>
        </table:table-row>
        <table:table-row table:style-name="Таблица1.1">
          <table:table-cell table:style-name="Таблица1.A1" office:value-type="string">
            <text:p text:style-name="P13">превращаться в к-л/ч-л</text:p>
          </table:table-cell>
          <table:table-cell table:style-name="Таблица1.B1" office:value-type="string">
            <text:p text:style-name="P13">Turn into</text:p>
          </table:table-cell>
        </table:table-row>
        <table:table-row table:style-name="Таблица1.1">
          <table:table-cell table:style-name="Таблица1.A1" office:value-type="string">
            <text:p text:style-name="P13">сюжет</text:p>
          </table:table-cell>
          <table:table-cell table:style-name="Таблица1.B1" office:value-type="string">
            <text:p text:style-name="P13">Plot</text:p>
          </table:table-cell>
        </table:table-row>
        <table:table-row table:style-name="Таблица1.1">
          <table:table-cell table:style-name="Таблица1.A1" office:value-type="string">
            <text:p text:style-name="P13">сложный</text:p>
          </table:table-cell>
          <table:table-cell table:style-name="Таблица1.B1" office:value-type="string">
            <text:p text:style-name="P13">complicated</text:p>
          </table:table-cell>
        </table:table-row>
        <table:table-row table:style-name="Таблица1.1">
          <table:table-cell table:style-name="Таблица1.A1" office:value-type="string">
            <text:p text:style-name="P13">главный герой</text:p>
          </table:table-cell>
          <table:table-cell table:style-name="Таблица1.B1" office:value-type="string">
            <text:p text:style-name="P13">Main character</text:p>
          </table:table-cell>
        </table:table-row>
        <table:table-row table:style-name="Таблица1.1">
          <table:table-cell table:style-name="Таблица1.A1" office:value-type="string">
            <text:p text:style-name="P13">актерский состав</text:p>
          </table:table-cell>
          <table:table-cell table:style-name="Таблица1.B1" office:value-type="string">
            <text:p text:style-name="P13">cast</text:p>
          </table:table-cell>
        </table:table-row>
        <table:table-row table:style-name="Таблица1.1">
          <table:table-cell table:style-name="Таблица1.A1" office:value-type="string">
            <text:p text:style-name="P5">CB, ex. 7, p. 47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13">сельский</text:p>
          </table:table-cell>
          <table:table-cell table:style-name="Таблица1.B1" office:value-type="string">
            <text:p text:style-name="P13">rural</text:p>
          </table:table-cell>
        </table:table-row>
        <table:table-row table:style-name="Таблица1.1">
          <table:table-cell table:style-name="Таблица1.A1" office:value-type="string">
            <text:p text:style-name="P13">потрясающий</text:p>
          </table:table-cell>
          <table:table-cell table:style-name="Таблица1.B1" office:value-type="string">
            <text:p text:style-name="P13">stunning</text:p>
          </table:table-cell>
        </table:table-row>
        <table:table-row table:style-name="Таблица1.1">
          <table:table-cell table:style-name="Таблица1.A1" office:value-type="string">
            <text:p text:style-name="P13">трогательный</text:p>
          </table:table-cell>
          <table:table-cell table:style-name="Таблица1.B1" office:value-type="string">
            <text:p text:style-name="P13">moving</text:p>
          </table:table-cell>
        </table:table-row>
        <table:table-row table:style-name="Таблица1.1">
          <table:table-cell table:style-name="Таблица1.A1" office:value-type="string">
            <text:p text:style-name="P13">иметь возможность позволить себе</text:p>
          </table:table-cell>
          <table:table-cell table:style-name="Таблица1.B1" office:value-type="string">
            <text:p text:style-name="P13">afford</text:p>
          </table:table-cell>
        </table:table-row>
        <table:table-row table:style-name="Таблица1.1">
          <table:table-cell table:style-name="Таблица1.A1" office:value-type="string">
            <text:p text:style-name="P13">подлинный, аутентичный</text:p>
          </table:table-cell>
          <table:table-cell table:style-name="Таблица1.B1" office:value-type="string">
            <text:p text:style-name="P13">authentic</text:p>
          </table:table-cell>
        </table:table-row>
        <table:table-row table:style-name="Таблица1.1">
          <table:table-cell table:style-name="Таблица1.A1" office:value-type="string">
            <text:p text:style-name="P13">воплощать свою мечту</text:p>
          </table:table-cell>
          <table:table-cell table:style-name="Таблица1.B1" office:value-type="string">
            <text:p text:style-name="P13">Make one`s dream come true</text:p>
          </table:table-cell>
        </table:table-row>
        <table:table-row table:style-name="Таблица1.1">
          <table:table-cell table:style-name="Таблица1.A1" office:value-type="string">
            <text:p text:style-name="P13">зарабатывать деньги</text:p>
          </table:table-cell>
          <table:table-cell table:style-name="Таблица1.B1" office:value-type="string">
            <text:p text:style-name="P13">Make money</text:p>
          </table:table-cell>
        </table:table-row>
        <table:table-row table:style-name="Таблица1.1">
          <table:table-cell table:style-name="Таблица1.A1" office:value-type="string">
            <text:p text:style-name="P5">CB, ex. 8, p. 47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13">сценарий</text:p>
          </table:table-cell>
          <table:table-cell table:style-name="Таблица1.B1" office:value-type="string">
            <text:p text:style-name="P13">script</text:p>
          </table:table-cell>
        </table:table-row>
        <table:table-row table:style-name="Таблица1.1">
          <table:table-cell table:style-name="Таблица1.A1" office:value-type="string">
            <text:p text:style-name="P13">избегать</text:p>
          </table:table-cell>
          <table:table-cell table:style-name="Таблица1.B1" office:value-type="string">
            <text:p text:style-name="P13">avoid</text:p>
          </table:table-cell>
        </table:table-row>
        <table:table-row table:style-name="Таблица1.1">
          <table:table-cell table:style-name="Таблица1.A1" office:value-type="string">
            <text:p text:style-name="P13">не терпеть/ не выносить ч-л</text:p>
          </table:table-cell>
          <table:table-cell table:style-name="Таблица1.B1" office:value-type="string">
            <text:p text:style-name="P13">Cannot stand smth</text:p>
          </table:table-cell>
        </table:table-row>
        <table:table-row table:style-name="Таблица1.1">
          <table:table-cell table:style-name="Таблица1.A33" office:value-type="string">
            <text:p text:style-name="P14"/>
          </table:table-cell>
          <table:table-cell table:style-name="Таблица1.B33" office:value-type="string">
            <text:p text:style-name="P14"/>
          </table:table-cell>
        </table:table-row>
      </table:table>
      <text:p text:style-name="P3"/>
      <text:p text:style-name="P7">5.1.2 Fill in the gaps with a proper preposition/particle.</text:p>
      <text:p text:style-name="P9">1. All the old encyclopedias have been revised and brought _up__to date.</text:p>
      <text:p text:style-name="P9">2. Republican policy is based on__the idea that people should compete with each other.</text:p>
      <text:p text:style-name="P9">3. After a three day rest they set __out_ another journey.</text:p>
      <text:p text:style-name="P9">4. It’s difficult to believe that this little brown thing will eventually turn __out__a beautiful butterfly.</text:p>
      <text:p text:style-name="P9">5. How can you marry Adam if you are __in_love _with__someone else?</text:p>
      <text:p text:style-name="P9">6. Do you remember the director said his film was set _in_Manchuria?</text:p>
      <text:p text:style-name="P9"/>
      <text:p text:style-name="P3">5.1.3 Fill in the gaps with the words from the table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D1" office:value-type="string">
            <text:p text:style-name="P11"/>
          </table:table-cell>
        </table:table-row>
        <table:table-row table:style-name="Таблица2.1"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0">attempt</text:p>
          </table:table-cell>
          <table:table-cell table:style-name="Таблица2.D1" office:value-type="string">
            <text:p text:style-name="P10">rural</text:p>
          </table:table-cell>
        </table:table-row>
      </table:table>
      <text:p text:style-name="P3"><text:soft-page-break/></text:p>
      <text:p text:style-name="P3"><text:span text:style-name="T3">1. The coastguard started an air and sea search for six fishermen </text:span><text:span text:style-name="T4">___missing__</text:span><text:span text:style-name="T3">in the North Sea.</text:span></text:p>
      <text:p text:style-name="P3"><text:span text:style-name="T3">2. They will </text:span><text:span text:style-name="T4">__attempt__</text:span><text:span text:style-name="T3">to become the first to climb Everest without oxygen tanks.</text:span></text:p>
      <text:p text:style-name="P3"><text:span text:style-name="T3">3. Every season young fashion designers produce a number of </text:span><text:span text:style-name="T4">__stunning__</text:span><text:span text:style-name="T3">creations.</text:span></text:p>
      <text:p text:style-name="P3"><text:span text:style-name="T3">4. I </text:span><text:span text:style-name="T4">_can’t stand____</text:span><text:span text:style-name="T3">the loneliness of living on my own.</text:span></text:p>
      <text:p text:style-name="P3"><text:span text:style-name="T3">5. The film is a very </text:span><text:span text:style-name="T4">__moving___</text:span><text:span text:style-name="T3">account of a doomed love affair.</text:span></text:p>
      <text:p text:style-name="P3"><text:span text:style-name="T3">6. They </text:span><text:span text:style-name="T4">__make money___</text:span><text:span text:style-name="T3">working night and weekend shifts.</text:span></text:p>
      <text:p text:style-name="P3"><text:span text:style-name="T3">7. The best way to lose weight is to </text:span><text:span text:style-name="T4">__avoid___</text:span><text:span text:style-name="T3">eating fatty foods.</text:span></text:p>
      <text:p text:style-name="P3"><text:span text:style-name="T3">8. People who live in </text:span><text:span text:style-name="T4">__rural___</text:span><text:span text:style-name="T3">areas often depend on public transportation.</text:span></text:p>
      <text:p text:style-name="P9"/>
      <text:p text:style-name="P7">5.1.4 Translate from Russian into English using active vocabulary.</text:p>
      <text:p text:style-name="P7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6"><text:span text:style-name="T1">1. Только люди, которые </text:span><text:span text:style-name="T7">зарабатывают</text:span><text:span text:style-name="T1"> много </text:span><text:span text:style-name="T7">денег</text:span><text:span text:style-name="T1">, могу </text:span><text:span text:style-name="T7">позволить себе</text:span><text:span text:style-name="T1"> частное образование для своих детей.</text:span></text:p>
            <text:p text:style-name="P13">Only people, who make a lot of money, can afford <text:s/>private education for their children.</text:p>
          </table:table-cell>
        </table:table-row>
        <table:table-row table:style-name="Таблица3.1">
          <table:table-cell table:style-name="Таблица3.A1" office:value-type="string">
            <text:p text:style-name="P16"><text:span text:style-name="T1">2. Патэрсон </text:span><text:span text:style-name="T7">воплотил свою мечту</text:span><text:span text:style-name="T1">, когда он выиграл Бостонский марафон с первой (</text:span><text:span text:style-name="T3">on</text:span><text:span text:style-name="T1"> </text:span><text:span text:style-name="T3">the</text:span><text:span text:style-name="T1"> </text:span><text:span text:style-name="T3">first</text:span><text:span text:style-name="T1">) </text:span><text:span text:style-name="T7">попытки</text:span><text:span text:style-name="T1">.</text:span></text:p>
            <text:p text:style-name="P13">Paterson made his dream come true, when he won Boston marathon on the first attemption.</text:p>
          </table:table-cell>
        </table:table-row>
        <table:table-row table:style-name="Таблица3.1">
          <table:table-cell table:style-name="Таблица3.A1" office:value-type="string">
            <text:p text:style-name="P16"><text:span text:style-name="T1">3. </text:span><text:span text:style-name="T7">Сюжет</text:span><text:span text:style-name="T1"> был таким </text:span><text:span text:style-name="T7">сложным</text:span><text:span text:style-name="T1">, что к концу книги я совершенно запутался.</text:span></text:p>
            <text:p text:style-name="P13">Plot was so complicated, that by the end of the book I was completely confused.</text:p>
          </table:table-cell>
        </table:table-row>
        <table:table-row table:style-name="Таблица3.1">
          <table:table-cell table:style-name="Таблица3.A1" office:value-type="string">
            <text:p text:style-name="P16"><text:span text:style-name="T1">4. Действие фильма «Бен Гур» </text:span><text:span text:style-name="T7">происходит</text:span><text:span text:style-name="T1"> в Палестине, </text:span><text:span text:style-name="T7">актерский состав</text:span><text:span text:style-name="T1"> включает тысячи людей.</text:span></text:p>
            <text:p text:style-name="P13">Ben Gur is set in Palestine, the cast includes thousands of people.</text:p>
          </table:table-cell>
        </table:table-row>
        <table:table-row table:style-name="Таблица3.1">
          <table:table-cell table:style-name="Таблица3.A1" office:value-type="string">
            <text:p text:style-name="P16"><text:span text:style-name="T1">5. Режиссер использует </text:span><text:span text:style-name="T7">подлинный</text:span><text:span text:style-name="T1"> второй план (</text:span><text:span text:style-name="T3">background</text:span><text:span text:style-name="T1">) с реальными местами действия и правдоподобными (</text:span><text:span text:style-name="T3">believable</text:span><text:span text:style-name="T1">) </text:span><text:span text:style-name="T7">главными героями</text:span><text:span text:style-name="T1">.</text:span></text:p>
            <text:p text:style-name="P13">The director uses an authentic background with real settings and believable main characters.</text:p>
          </table:table-cell>
        </table:table-row>
        <table:table-row table:style-name="Таблица3.6">
          <table:table-cell table:style-name="Таблица3.A1" office:value-type="string">
            <text:p text:style-name="P16"><text:span text:style-name="T1">6. Он </text:span><text:span text:style-name="T7">исполнил главную роль</text:span><text:span text:style-name="T1"> в первой части (</text:span><text:span text:style-name="T3">instalment</text:span><text:span text:style-name="T1">) </text:span><text:span text:style-name="T7">научно-фантастической</text:span><text:span text:style-name="T1"> трилогии.</text:span></text:p>
            <text:p text:style-name="P13">He starred in the first installment of the science fiction trilogy.</text:p>
          </table:table-cell>
        </table:table-row>
      </table:table>
      <text:p text:style-name="P3"/>
      <text:p text:style-name="P9">CourseBook</text:p>
      <text:p text:style-name="P9">ex1</text:p>
      <text:p text:style-name="P9">2. My friend instead on paying for the cinema tickets last night</text:p>
      <text:p text:style-name="P9">3. Adam hopes to get to London at about two-thirty.</text:p>
      <text:p text:style-name="P9">4. I didn’t expect to enjoy the film so much</text:p>
      <text:p text:style-name="P9">5. Let’s watch a film at home tonight instead of going to the cinema</text:p>
      <text:p text:style-name="P9">6. We have great memories of living in Austria</text:p>
      <text:p text:style-name="P9">7. Did you manage to <text:s/>finish write your report?</text:p>
      <text:p text:style-name="P9"/>
      <text:p text:style-name="P9">Ex2</text:p>
      <text:p text:style-name="P9"/>
      <text:p text:style-name="P9">1. A: going B: doing 2. A: taking B: acting,becoming 3. A: coming B: to going, to do</text:p>
      <text:p text:style-name="P9"/>
      <text:p text:style-name="P9">Ex3</text:p>
      <text:p text:style-name="P9"/>
      <text:p text:style-name="P9">2. Francesco left without saying goodbye.</text:p>
      <text:p text:style-name="P9">3. Carmen is very good at playing the guitar.</text:p>
      <text:p text:style-name="P9">4. Ingrid can’t afford to buy a new car.</text:p>
      <text:p text:style-name="P9">5. I’m nervous about taking my driving test tomorrow.</text:p>
      <text:p text:style-name="P9">6. I forgot to book the tickets.</text:p>
      <text:p text:style-name="P9"/>
      <text:p text:style-name="P9"/>
      <text:p text:style-name="P9"><text:soft-page-break/>Tkacheva</text:p>
      <text:p text:style-name="P9">1. Так как прибор имел проблемы, мы его заменили.</text:p>
      <text:p text:style-name="P9">3. Так как мгновенная сила была дана простым прямоугольным импуьсом, эволюция импульса распросраняется вперёд</text:p>
      <text:p text:style-name="P9">5. Для тел, путешетсвующих со скоростью, стремящейся к скорости света, масса выражается как</text:p>
      <text:p text:style-name="P9">7.Так как работа и вращающий момент составлены из произведения силы на смещение, мы можем выразить их в одних и тех же величинах.</text:p>
      <text:p text:style-name="P9">9. Так как проблема была устранена, мы можем завершить работу</text:p>
      <text:p text:style-name="P9">11. Так как расширение было при постоянной температуре, мы нашли из уравнения 16-1 что</text:p>
      <text:p text:style-name="P9">13. Так как молекулы газа удалены достаточно далеко друг от друга, они редко взаимодействуют друг с другом.</text:p>
      <text:p text:style-name="P9">15. Так как условия были удовлетворительными, мы получаем точные результаты.</text:p>
      <text:p text:style-name="P9">17. Так как Ньютон сделал важные вложения в физику, мы рассматриваем его как одного из величайшего учёного всех времен.</text:p>
      <text:p text:style-name="P9">19. Так как необходимые вычисления были представлены вовремя, мы смогли включить их в нашу работу.</text:p>
      <text:p text:style-name="P9">21.Так как одинь моль любого вещества содержит такое же количество молекул как и один моль другого вещества, для химиков более удобно использовать моли, а не граммы.</text:p>
      <text:p text:style-name="P9">23. После того как понятие спина было открыто Гаудсмитом и <text:s/>Уленбеком в 1925, они сделали предположение о его величине</text:p>
      <text:p text:style-name="P9">25. Если сравнивать давление води и ртути, то давление столба ртути в 13.6 раза больше чем давление столба воды той же высоты</text:p>
      <text:p text:style-name="P9">27. Так как эта работа имеет дело с ядерной физикой, особое внимание было уделено структуре атомов.</text:p>
      <text:p text:style-name="P3"><text:span text:style-name="T3">29. После того как мы сделали много измерений, полученный результат </text:span><text:span text:style-name="T10">оказался</text:span><text:span text:style-name="T3"> в согласовании с теоретическими предоложениями</text:span></text:p>
      <text:p text:style-name="P9">31. <text:s/>Хотя мы должны сравнить несколько величин, некоторые из них взаимно зависимые</text:p>
      <text:p text:style-name="P9">33. Так как согласно молекулярно-кинетической теории молекулы сталкиваются друг с другом и меняют своё направление, скорость их движения сильно зависит от температуры</text:p>
      <text:p text:style-name="P9">35. Хотя телефон был изобретён Белл в 1876, современные телефоны составлены практические из таких же частей.<text:tab/></text:p>
      <text:p text:style-name="P9"/>
      <text:p text:style-name="P2">5.2 Mosquito smasher!</text:p>
      <text:p text:style-name="Standard">5.2.1 Find the equivalents of the following words and phrases.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5">CB, ex. 1, p. 48</text:p>
          </table:table-cell>
        </table:table-row>
        <table:table-row table:style-name="Таблица4.1">
          <table:table-cell table:style-name="Таблица4.A1" office:value-type="string">
            <text:p text:style-name="P13">Планшет <text:span text:style-name="T9">tablet</text:span></text:p>
          </table:table-cell>
        </table:table-row>
        <table:table-row table:style-name="Таблица4.1">
          <table:table-cell table:style-name="Таблица4.A1" office:value-type="string">
            <text:p text:style-name="P13">Забавный <text:span text:style-name="T9">amusing</text:span></text:p>
          </table:table-cell>
        </table:table-row>
        <table:table-row table:style-name="Таблица4.1">
          <table:table-cell table:style-name="Таблица4.A1" office:value-type="string">
            <text:p text:style-name="P13">Разочаровывающий <text:span text:style-name="T9">disappointing</text:span></text:p>
          </table:table-cell>
        </table:table-row>
        <table:table-row table:style-name="Таблица4.1">
          <table:table-cell table:style-name="Таблица4.A1" office:value-type="string">
            <text:p text:style-name="P13">Скучный <text:span text:style-name="T9">dull</text:span></text:p>
          </table:table-cell>
        </table:table-row>
        <table:table-row table:style-name="Таблица4.1">
          <table:table-cell table:style-name="Таблица4.A1" office:value-type="string">
            <text:p text:style-name="P13">занимательный, развлекательный <text:span text:style-name="T9">entertaining</text:span></text:p>
          </table:table-cell>
        </table:table-row>
        <table:table-row table:style-name="Таблица4.1">
          <table:table-cell table:style-name="Таблица4.A1" office:value-type="string">
            <text:p text:style-name="P13">Умный <text:span text:style-name="T9">intelligent</text:span></text:p>
          </table:table-cell>
        </table:table-row>
        <table:table-row table:style-name="Таблица4.1">
          <table:table-cell table:style-name="Таблица4.A1" office:value-type="string">
            <text:p text:style-name="P13">Заурядный <text:span text:style-name="T9">oridnary</text:span></text:p>
          </table:table-cell>
        </table:table-row>
        <table:table-row table:style-name="Таблица4.1">
          <table:table-cell table:style-name="Таблица4.A1" office:value-type="string">
            <text:p text:style-name="P13">Предсказуемый <text:span text:style-name="T9">predictable</text:span></text:p>
          </table:table-cell>
        </table:table-row>
        <table:table-row table:style-name="Таблица4.1">
          <table:table-cell table:style-name="Таблица4.A1" office:value-type="string">
            <text:p text:style-name="P13">Глупый <text:span text:style-name="T9">silly</text:span></text:p>
          </table:table-cell>
        </table:table-row>
        <table:table-row table:style-name="Таблица4.1">
          <table:table-cell table:style-name="Таблица4.A1" office:value-type="string">
            <text:p text:style-name="P13">не увлекательный, скучный <text:span text:style-name="T9">unexciting</text:span></text:p>
          </table:table-cell>
        </table:table-row>
        <table:table-row table:style-name="Таблица4.1">
          <table:table-cell table:style-name="Таблица4.A1" office:value-type="string">
            <text:p text:style-name="P13">Жестокий <text:span text:style-name="T9">violent</text:span></text:p>
          </table:table-cell>
        </table:table-row>
        <table:table-row table:style-name="Таблица4.1">
          <table:table-cell table:style-name="Таблица4.A1" office:value-type="string">
            <text:p text:style-name="P5">CB, ex. 3 (track), p. 48</text:p>
          </table:table-cell>
        </table:table-row>
        <table:table-row table:style-name="Таблица4.1">
          <table:table-cell table:style-name="Таблица4.A1" office:value-type="string">
            <text:p text:style-name="P13">получить высокую оценку <text:span text:style-name="T9">score highly</text:span></text:p>
          </table:table-cell>
        </table:table-row>
        <table:table-row table:style-name="Таблица4.1">
          <table:table-cell table:style-name="Таблица4.A1" office:value-type="string">
            <text:p text:style-name="P13">зарабатывать на жизнь ч-л <text:span text:style-name="T9">make a living by smth</text:span></text:p>
          </table:table-cell>
        </table:table-row>
        <table:table-row table:style-name="Таблица4.1">
          <table:table-cell table:style-name="Таблица4.A1" office:value-type="string">
            <text:p text:style-name="P13">реализовать свою мечту <text:span text:style-name="T9">realize one's dream</text:span>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3">рытвина, колдобина <text:span text:style-name="T9">pothole</text:span></text:p>
          </table:table-cell>
        </table:table-row>
        <table:table-row table:style-name="Таблица4.1">
          <table:table-cell table:style-name="Таблица4.A1" office:value-type="string">
            <text:p text:style-name="P13">Демонстрировать<text:span text:style-name="T9"> showcase</text:span></text:p>
          </table:table-cell>
        </table:table-row>
        <table:table-row table:style-name="Таблица4.1">
          <table:table-cell table:style-name="Таблица4.A1" office:value-type="string">
            <text:p text:style-name="P13">привести к ч-л<text:span text:style-name="T9"> result in smth</text:span></text:p>
          </table:table-cell>
        </table:table-row>
        <table:table-row table:style-name="Таблица4.1">
          <table:table-cell table:style-name="Таблица4.A1" office:value-type="string">
            <text:p text:style-name="P13">Изумительный <text:span text:style-name="T9">astonishing</text:span></text:p>
          </table:table-cell>
        </table:table-row>
        <table:table-row table:style-name="Таблица4.1">
          <table:table-cell table:style-name="Таблица4.A1" office:value-type="string">
            <text:p text:style-name="P16"><text:span text:style-name="T1">стоить </text:span><text:span text:style-name="T3">$N be worth</text:span></text:p>
          </table:table-cell>
        </table:table-row>
        <table:table-row table:style-name="Таблица4.1">
          <table:table-cell table:style-name="Таблица4.A1" office:value-type="string">
            <text:p text:style-name="P13">пользоваться популярностью во всем мире <text:span text:style-name="T9">have a worldwide appeal</text:span></text:p>
          </table:table-cell>
        </table:table-row>
        <table:table-row table:style-name="Таблица4.1">
          <table:table-cell table:style-name="Таблица4.A1" office:value-type="string">
            <text:p text:style-name="P16"><text:span text:style-name="T1">войти в систему </text:span><text:span text:style-name="T2">(фр.гл.)</text:span><text:span text:style-name="T6"> log in</text:span></text:p>
          </table:table-cell>
        </table:table-row>
        <table:table-row table:style-name="Таблица4.1">
          <table:table-cell table:style-name="Таблица4.A1" office:value-type="string">
            <text:p text:style-name="P13">разбить вдребезги <text:span text:style-name="T9">smash</text:span></text:p>
          </table:table-cell>
        </table:table-row>
        <table:table-row table:style-name="Таблица4.1">
          <table:table-cell table:style-name="Таблица4.A1" office:value-type="string">
            <text:p text:style-name="P13">проноситься по ч-л <text:span text:style-name="T9">sweep across smth</text:span></text:p>
          </table:table-cell>
        </table:table-row>
        <table:table-row table:style-name="Таблица4.1">
          <table:table-cell table:style-name="Таблица4.A1" office:value-type="string">
            <text:p text:style-name="P5">CB, ex. 6, p. 49</text:p>
          </table:table-cell>
        </table:table-row>
        <table:table-row table:style-name="Таблица4.1">
          <table:table-cell table:style-name="Таблица4.A1" office:value-type="string">
            <text:p text:style-name="P13">Невероятно <text:span text:style-name="T9">incredibly</text:span></text:p>
          </table:table-cell>
        </table:table-row>
        <table:table-row table:style-name="Таблица4.1">
          <table:table-cell table:style-name="Таблица4.A1" office:value-type="string">
            <text:p text:style-name="P16"><text:span text:style-name="T1">увеличиться в </text:span><text:span text:style-name="T3">N</text:span><text:span text:style-name="T1"> раз </text:span><text:span text:style-name="T2">(фр.гл.) </text:span><text:span text:style-name="T6">go up n times</text:span></text:p>
          </table:table-cell>
        </table:table-row>
        <table:table-row table:style-name="Таблица4.1">
          <table:table-cell table:style-name="Таблица4.A1" office:value-type="string">
            <text:p text:style-name="P13">грабить (на улице) <text:span text:style-name="T9">mug </text:span></text:p>
          </table:table-cell>
        </table:table-row>
        <table:table-row table:style-name="Таблица4.1">
          <table:table-cell table:style-name="Таблица4.A1" office:value-type="string">
            <text:p text:style-name="P13">Выставка<text:span text:style-name="T9"> exhibition</text:span></text:p>
          </table:table-cell>
        </table:table-row>
      </table:table>
      <text:p text:style-name="P3"/>
      <text:p text:style-name="P7">5.2.2 Fill in the gaps with a proper preposition/particle.</text:p>
      <text:p text:style-name="P7"/>
      <text:p text:style-name="P3"><text:span text:style-name="T3">1. Constant pressure to the optic nerve will cause infection and eventually result </text:span><text:span text:style-name="T4">_in__</text:span><text:span text:style-name="T3">blindness.</text:span></text:p>
      <text:p text:style-name="P3"><text:span text:style-name="T3">2. The hurricane swept </text:span><text:span text:style-name="T4">__across__</text:span><text:span text:style-name="T3">the Gull of California.</text:span></text:p>
      <text:p text:style-name="P3"><text:span text:style-name="T3">3. The price has gone </text:span><text:span text:style-name="T4">_up__</text:span><text:span text:style-name="T3">two times less than a year.</text:span></text:p>
      <text:p text:style-name="P3"><text:span text:style-name="T3">4. She made a living </text:span><text:span text:style-name="T4">_by___</text:span><text:span text:style-name="T3">playing the piano in a bar.</text:span></text:p>
      <text:p text:style-name="P3"><text:span text:style-name="T3">5. You just log </text:span><text:span text:style-name="T4">_in___</text:span><text:span text:style-name="T3">, fill in a short form for every content item, and you are done.</text:span></text:p>
      <text:p text:style-name="P9"/>
      <text:p text:style-name="P3">5.2.3 Fill in the gaps with the words from the table.</text:p>
      <table:table table:name="Таблица5" table:style-name="Таблица5">
        <table:table-column table:style-name="Таблица5.A"/>
        <table:table-column table:style-name="Таблица5.B" table:number-columns-repeated="3"/>
        <table:table-column table:style-name="Таблица5.E"/>
        <table:table-row table:style-name="Таблица5.1">
          <table:table-cell table:style-name="Таблица5.A1" office:value-type="string">
            <text:p text:style-name="P10">intelligent</text:p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E1" office:value-type="string">
            <text:p text:style-name="P10"/>
          </table:table-cell>
        </table:table-row>
        <table:table-row table:style-name="Таблица5.1"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>predictable</text:p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E2" office:value-type="string">
            <text:p text:style-name="P11"/>
          </table:table-cell>
        </table:table-row>
      </table:table>
      <text:p text:style-name="P3"/>
      <text:p text:style-name="P3"><text:span text:style-name="T3">1. In a current economic climate it is fairly </text:span><text:span text:style-name="T4">__predicatble____</text:span><text:span text:style-name="T3">that unemployment will continue to rise.</text:span></text:p>
      <text:p text:style-name="P3"><text:span text:style-name="T3">2. Television game shows encourage otherwise </text:span><text:span text:style-name="T4">__silly____</text:span><text:span text:style-name="T3">people to be extremely</text:span><text:span text:style-name="T4">__violent___</text:span><text:span text:style-name="T3">.</text:span></text:p>
      <text:p text:style-name="P3"><text:span text:style-name="T3">3. Statistics show a fall in </text:span><text:span text:style-name="T4">__intelligent___</text:span><text:span text:style-name="T3">crime.</text:span></text:p>
      <text:p text:style-name="P3"><text:span text:style-name="T3">4. If anyone ever tried to </text:span><text:span text:style-name="T4">___mug__</text:span><text:span text:style-name="T3">me, I would throw my bag and run.</text:span></text:p>
      <text:p text:style-name="P3"><text:span text:style-name="T3">5. How do you explain that horrors have a worldwide</text:span><text:span text:style-name="T4">__appeal___</text:span><text:span text:style-name="T3">.</text:span></text:p>
      <text:p text:style-name="P3"><text:span text:style-name="T3">6. He was eating his food with </text:span><text:span text:style-name="T4">___astonishing___</text:span><text:span text:style-name="T3">speed.</text:span></text:p>
      <text:p text:style-name="P3"><text:span text:style-name="T3">7. It was </text:span><text:span text:style-name="T4">__incredibly____ </text:span><text:span text:style-name="T3">difficult to fit everyone in.</text:span></text:p>
      <text:p text:style-name="P3"><text:span text:style-name="T3">8. My mother was embarrassed but I found the situation</text:span><text:span text:style-name="T4">___amusing___</text:span><text:span text:style-name="T3">.</text:span></text:p>
      <text:p text:style-name="P9"/>
      <text:p text:style-name="P7">5.2.4 Translate from Russian into English using active vocabulary.</text:p>
      <text:p text:style-name="P7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16"><text:span text:style-name="T1">1. Один </text:span><text:span text:style-name="T7">умный</text:span><text:span text:style-name="T1"> человек сказал, что </text:span><text:span text:style-name="T7">глупец</text:span><text:span text:style-name="T1"> и <text:s/>его деньги скоро расстаются (</text:span><text:span text:style-name="T3">part</text:span><text:span text:style-name="T1">).</text:span>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T1">2. Что такое есть в футбольном матче (</text:span><text:span text:style-name="T3">what</text:span><text:span text:style-name="T1"> </text:span><text:span text:style-name="T3">is</text:span><text:span text:style-name="T1"> </text:span><text:span text:style-name="T3">it</text:span><text:span text:style-name="T1"> </text:span><text:span text:style-name="T3">about</text:span><text:span text:style-name="T1">) что может </text:span><text:span text:style-name="T7">превратить заурядных</text:span><text:span text:style-name="T1"> людей в чудовищ?</text:span>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T1">3. Его речь была длинной, </text:span><text:span text:style-name="T7">скучной</text:span><text:span text:style-name="T1"> и </text:span><text:span text:style-name="T7">предсказуемой</text:span><text:span text:style-name="T1">.</text:span>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T1">4. При текущих рыночных ценах их активы (</text:span><text:span text:style-name="T3">holding</text:span><text:span text:style-name="T1">) в компании </text:span><text:span text:style-name="T7">стоят</text:span><text:span text:style-name="T1"> 25 миллионов долларов.</text:span>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T1">5. Стакан упал (</text:span><text:span text:style-name="T3">fell</text:span><text:span text:style-name="T1"> </text:span><text:span text:style-name="T3">off</text:span><text:span text:style-name="T1">) со стола и </text:span><text:span text:style-name="T7">разбился вдребезги</text:span><text:span text:style-name="T1"> на твердом полу.</text:span>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T1">6. Милан принимает у себя (</text:span><text:span text:style-name="T3">host</text:span><text:span text:style-name="T1">) международную торговую </text:span><text:span text:style-name="T7">выставку</text:span><text:span text:style-name="T1"> в этом месяце.</text:span>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T1">7. Аукцион (</text:span><text:span text:style-name="T3">auction</text:span><text:span text:style-name="T1">) начался и после нескольких нерешительных предложений (</text:span><text:span text:style-name="T3">hesitant</text:span><text:span text:style-name="T1"> </text:span><text:span text:style-name="T3">bidding</text:span><text:span text:style-name="T1">) цена </text:span><text:span text:style-name="T7">выросла</text:span><text:span text:style-name="T1"> в 10 раз.</text:span></text:p>
          </table:table-cell>
        </table:table-row>
      </table:table>
      <text:p text:style-name="P16"/>
      <text:p text:style-name="P16">1. a intelligent man said that a fool and his money are soon parted (part).</text:p>
      <text:p text:style-name="P16">2. What is it about soccer (what is it about) that can turn mediocre people into monsters?</text:p>
      <text:p text:style-name="P16"><text:soft-page-break/>3. his speech was long, boring, and predictable.</text:p>
      <text:p text:style-name="P16">4. At current market prices, their assets (holdings) in the company are worth $25 million.</text:p>
      <text:p text:style-name="P16">5. The glass fell off the table and shattered on the hard floor.</text:p>
      <text:p text:style-name="P16">6. Milan is hosting an international trade fair this month.</text:p>
      <text:list xml:id="list4607061273248748407" text:style-name="L1">
        <text:list-item>
          <text:p text:style-name="P24">The auction began and, after several hesitant bids, the price increased tenfold.</text:p>
        </text:list-item>
      </text:list>
      <text:p text:style-name="P16"/>
      <text:p text:style-name="P16"/>
      <text:p text:style-name="P16"/>
      <text:p text:style-name="P22">CB:</text:p>
      <text:p text:style-name="P22">ex.1.</text:p>
      <text:list xml:id="list575994411924674862" text:style-name="L2">
        <text:list-item>
          <text:p text:style-name="P26">did you move, six months ago</text:p>
        </text:list-item>
        <text:list-item>
          <text:p text:style-name="P26">recently, last week</text:p>
        </text:list-item>
        <text:list-item>
          <text:p text:style-name="P26">yet, went, was, a few days ago,</text:p>
        </text:list-item>
        <text:list-item>
          <text:p text:style-name="P26">haven't seen, have, saw,</text:p>
        </text:list-item>
        <text:list-item>
          <text:p text:style-name="P26">lived, 've never been</text:p>
        </text:list-item>
        <text:list-item>
          <text:p text:style-name="P26">yet, so far</text:p>
        </text:list-item>
      </text:list>
      <text:p text:style-name="P22">ex.2 </text:p>
      <text:list xml:id="list6331332796420822594" text:style-name="L3">
        <text:list-item>
          <text:p text:style-name="P27">have existed</text:p>
        </text:list-item>
        <text:list-item>
          <text:p text:style-name="P27">appeared</text:p>
        </text:list-item>
        <text:list-item>
          <text:p text:style-name="P27">began</text:p>
        </text:list-item>
        <text:list-item>
          <text:p text:style-name="P27">didn't reach</text:p>
        </text:list-item>
        <text:list-item>
          <text:p text:style-name="P27">became</text:p>
        </text:list-item>
        <text:list-item>
          <text:p text:style-name="P27">has occurred</text:p>
        </text:list-item>
        <text:list-item>
          <text:p text:style-name="P27">drove</text:p>
        </text:list-item>
        <text:list-item>
          <text:p text:style-name="P27">were</text:p>
        </text:list-item>
        <text:list-item>
          <text:p text:style-name="P27">has become</text:p>
        </text:list-item>
        <text:list-item>
          <text:p text:style-name="P27">has played</text:p>
        </text:list-item>
      </text:list>
      <text:p text:style-name="P22"/>
      <text:p text:style-name="P15">Ткачева:</text:p>
      <text:list xml:id="list8573762252235421576" text:style-name="L4">
        <text:list-item>
          <text:p text:style-name="P30">Так как физика включает в себя несколько разделов, все ее аспекты не могут быть описаны в единственном параграфе</text:p>
        </text:list-item>
      </text:list>
      <text:list xml:id="list2737578023658228021" text:style-name="L5">
        <text:list-item>
          <text:p text:style-name="P31">Так как газ нагревали до более высокой температуры, объем увеличился и приобрел новое значение <text:span text:style-name="T9">Vf</text:span></text:p>
        </text:list-item>
      </text:list>
      <text:list xml:id="list6924854717949468341" text:style-name="L6">
        <text:list-item>
          <text:p text:style-name="P32">Так как значение начального давления было известно, было легко провести необходимые расчеты</text:p>
        </text:list-item>
      </text:list>
      <text:list xml:id="list1026238870771293180" text:style-name="L7">
        <text:list-item>
          <text:p text:style-name="P33">Так как скорость света экстремально велика, мы не можем измерить ее обычными методами</text:p>
        </text:list-item>
      </text:list>
      <text:list xml:id="list8445739972065110825" text:style-name="L8">
        <text:list-item>
          <text:p text:style-name="P34">Так как работа совершалась против сил трения, температура тела увеличилась</text:p>
        </text:list-item>
      </text:list>
      <text:list xml:id="list670626143572000280" text:style-name="L9">
        <text:list-item>
          <text:p text:style-name="P35">При маленьком давлении все газы обладают одинаковыми термальными свойствами.</text:p>
        </text:list-item>
      </text:list>
      <text:list xml:id="list8145157828349905731" text:style-name="L10">
        <text:list-item>
          <text:p text:style-name="P36">Так как контейнер был сделан из идеально упругих твердых стен, механическая энергия сохраняется при соударении молекул</text:p>
        </text:list-item>
      </text:list>
      <text:list xml:id="list4746095012561586732" text:style-name="L11">
        <text:list-item>
          <text:p text:style-name="P37">Та как все приведенные величины были рассчитаны в предшествующей главе, сейчас автор только ссылается на них</text:p>
        </text:list-item>
      </text:list>
      <text:list xml:id="list2066010931883309357" text:style-name="L12">
        <text:list-item>
          <text:p text:style-name="P38">Когда величина <text:span text:style-name="T9">W </text:span>была представлена, вышестоящее уравнение было упрощено</text:p>
        </text:list-item>
      </text:list>
      <text:list xml:id="list7868508917672443795" text:style-name="L13">
        <text:list-item>
          <text:p text:style-name="P39">Когда указанные в … расчеты были проведены, он нашел численное значение константы Больцмана.</text:p>
        </text:list-item>
      </text:list>
      <text:list xml:id="list5581444254589090541" text:style-name="L14">
        <text:list-item>
          <text:p text:style-name="P40">Когда число молекул в моле было выведено из закона Авогадро, его назвали числом Авогдаро.</text:p>
        </text:list-item>
      </text:list>
      <text:list xml:id="list7312640144995866691" text:style-name="L15">
        <text:list-item>
          <text:p text:style-name="P41">Так как проблема энтропии слишком сложна, чтобы обсуждать ее в деталях сейчас, мы должны поговорить о ней позже.</text:p>
        </text:list-item>
      </text:list>
      <text:list xml:id="list8879833805692740980" text:style-name="L16">
        <text:list-item>
          <text:p text:style-name="P47">На тело воздействует несколько внешних сил, при этом <text:span text:style-name="T15">равнодействующая</text:span> сила равна нулю.</text:p>
        </text:list-item>
      </text:list>
      <text:list xml:id="list1252146416024395031" text:style-name="L17">
        <text:list-item>
          <text:p text:style-name="P42">В определенный момент столкновения сила, действующая на шарик, растет до некоторого максимального значения, причем шар сильно деформируется.</text:p>
        </text:list-item>
      </text:list>
      <text:list xml:id="list6105861377257944504" text:style-name="L18">
        <text:list-item>
          <text:p text:style-name="P43">Некоторая работа проделена против сил трения, причем температура тела росла.</text:p>
        </text:list-item>
      </text:list>
      <text:list xml:id="list2241301170052321092" text:style-name="L19">
        <text:list-item>
          <text:p text:style-name="P44"><text:soft-page-break/>Он описал экспериментальные условия в его работе, причем некоторые детали были опущены в силу упрощения.</text:p>
        </text:list-item>
      </text:list>
      <text:list xml:id="list8386195741604608918" text:style-name="L20">
        <text:list-item>
          <text:p text:style-name="P45">Они использовали два кубических контейнера для изучения поведения газа, причем их размеры были одинаковыми.</text:p>
        </text:list-item>
      </text:list>
      <text:list xml:id="list8767807093291403131" text:style-name="L21">
        <text:list-item>
          <text:p text:style-name="P46">В 1824 году французский инженер Карно изобрел идеальную тепловую машину, однако она никогда не была построена.</text:p>
        </text:list-item>
      </text:list>
      <text:p text:style-name="P15"/>
      <text:p text:style-name="P2">5.3 Vocabulary and skills development</text:p>
      <text:p text:style-name="Standard">5.3.1 Find the equivalents of the following words and phrases.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5">CB, ex. 1, p. 50</text:p>
          </table:table-cell>
        </table:table-row>
        <table:table-row table:style-name="Таблица7.1">
          <table:table-cell table:style-name="Таблица7.A1" office:value-type="string">
            <text:p text:style-name="P13">в среднем <text:span text:style-name="T9">on average</text:span></text:p>
          </table:table-cell>
        </table:table-row>
        <table:table-row table:style-name="Таблица7.1">
          <table:table-cell table:style-name="Таблица7.A1" office:value-type="string">
            <text:p text:style-name="P5">CB, ex. 3, p. 50</text:p>
          </table:table-cell>
        </table:table-row>
        <table:table-row table:style-name="Таблица7.1">
          <table:table-cell table:style-name="Таблица7.A1" office:value-type="string">
            <text:p text:style-name="P16"><text:span text:style-name="T1">включать ч-л </text:span><text:span text:style-name="T2">(фр.гл.) </text:span><text:span text:style-name="T6">turn smth on</text:span></text:p>
          </table:table-cell>
        </table:table-row>
        <table:table-row table:style-name="Таблица7.1">
          <table:table-cell table:style-name="Таблица7.A1" office:value-type="string">
            <text:p text:style-name="P16"><text:span text:style-name="T1">быть, идти по ТВ (по радио, в кинотеатре, театре) </text:span><text:span text:style-name="T2">(фр.гл.) </text:span><text:span text:style-name="T6">be on </text:span></text:p>
          </table:table-cell>
        </table:table-row>
        <table:table-row table:style-name="Таблица7.1">
          <table:table-cell table:style-name="Таблица7.A1" office:value-type="string">
            <text:p text:style-name="P13">страстно увлекаться ч-л <text:span text:style-name="T9">be keen on</text:span></text:p>
          </table:table-cell>
        </table:table-row>
        <table:table-row table:style-name="Таблица7.1">
          <table:table-cell table:style-name="Таблица7.A1" office:value-type="string">
            <text:p text:style-name="P13">иметь отношение к ч-л <text:span text:style-name="T9">be related to</text:span></text:p>
          </table:table-cell>
        </table:table-row>
        <table:table-row table:style-name="Таблица7.1">
          <table:table-cell table:style-name="Таблица7.A1" office:value-type="string">
            <text:p text:style-name="P13">отличаться от к-л/ч-л <text:span text:style-name="T9">be different from</text:span></text:p>
          </table:table-cell>
        </table:table-row>
        <table:table-row table:style-name="Таблица7.1">
          <table:table-cell table:style-name="Таблица7.A1" office:value-type="string">
            <text:p text:style-name="P13">смотреть по ТВ <text:span text:style-name="T9">watch on TV</text:span></text:p>
          </table:table-cell>
        </table:table-row>
        <table:table-row table:style-name="Таблица7.1">
          <table:table-cell table:style-name="Таблица7.A1" office:value-type="string">
            <text:p text:style-name="P13">основной, необходимый <text:span text:style-name="T9">essential</text:span></text:p>
          </table:table-cell>
        </table:table-row>
        <table:table-row table:style-name="Таблица7.1">
          <table:table-cell table:style-name="Таблица7.A1" office:value-type="string">
            <text:p text:style-name="P13">быть доступным <text:span text:style-name="T9">be accessible</text:span></text:p>
          </table:table-cell>
        </table:table-row>
        <table:table-row table:style-name="Таблица7.1">
          <table:table-cell table:style-name="Таблица7.A1" office:value-type="string">
            <text:p text:style-name="P13">в любое время дня и ночи <text:span text:style-name="T9">at all hours of the day and night</text:span></text:p>
          </table:table-cell>
        </table:table-row>
        <table:table-row table:style-name="Таблица7.1">
          <table:table-cell table:style-name="Таблица7.A1" office:value-type="string">
            <text:p text:style-name="P13">приводящий в бешенство <text:span text:style-name="T9">infuriating</text:span></text:p>
          </table:table-cell>
        </table:table-row>
        <table:table-row table:style-name="Таблица7.1">
          <table:table-cell table:style-name="Таблица7.A1" office:value-type="string">
            <text:p text:style-name="P13">быть на подъеме <text:span text:style-name="T9">be on the rise</text:span></text:p>
          </table:table-cell>
        </table:table-row>
        <table:table-row table:style-name="Таблица7.1">
          <table:table-cell table:style-name="Таблица7.A1" office:value-type="string">
            <text:p text:style-name="P5">CB, ex. 3, p. 50</text:p>
          </table:table-cell>
        </table:table-row>
        <table:table-row table:style-name="Таблица7.1">
          <table:table-cell table:style-name="Таблица7.A1" office:value-type="string">
            <text:p text:style-name="P13">Выдающийся <text:span text:style-name="T9">brilliant</text:span></text:p>
          </table:table-cell>
        </table:table-row>
        <table:table-row table:style-name="Таблица7.1">
          <table:table-cell table:style-name="Таблица7.A1" office:value-type="string">
            <text:p text:style-name="P13">Страшный <text:span text:style-name="T9">scary</text:span></text:p>
          </table:table-cell>
        </table:table-row>
        <table:table-row table:style-name="Таблица7.1">
          <table:table-cell table:style-name="Таблица7.A1" office:value-type="string">
            <text:p text:style-name="P13">Ужасающий <text:span text:style-name="T9">terrifying</text:span></text:p>
          </table:table-cell>
        </table:table-row>
        <table:table-row table:style-name="Таблица7.1">
          <table:table-cell table:style-name="Таблица7.A1" office:value-type="string">
            <text:p text:style-name="P5">CB, ex. 3, p. 50</text:p>
          </table:table-cell>
        </table:table-row>
        <table:table-row table:style-name="Таблица7.1">
          <table:table-cell table:style-name="Таблица7.A1" office:value-type="string">
            <text:p text:style-name="P13">изможденный, обессиленный <text:span text:style-name="T9">exhausted</text:span></text:p>
          </table:table-cell>
        </table:table-row>
        <table:table-row table:style-name="Таблица7.1">
          <table:table-cell table:style-name="Таблица7.A1" office:value-type="string">
            <text:p text:style-name="P13">пораженный, удивленный <text:span text:style-name="T9">amazed</text:span></text:p>
          </table:table-cell>
        </table:table-row>
        <table:table-row table:style-name="Таблица7.1">
          <table:table-cell table:style-name="Таблица7.A1" office:value-type="string">
            <text:p text:style-name="P13">Огромный <text:span text:style-name="T9">enormous</text:span></text:p>
          </table:table-cell>
        </table:table-row>
      </table:table>
      <text:p text:style-name="P16"/>
      <text:p text:style-name="P8">5.3.2 Fill in the gaps with a proper preposition/particle.</text:p>
      <text:p text:style-name="P3"><text:span text:style-name="T3">1. It seems that exposure to toxic chemicals is definitely </text:span><text:span text:style-name="T4">__on_</text:span><text:span text:style-name="T3">the rise.</text:span></text:p>
      <text:p text:style-name="P3"><text:span text:style-name="T3">2. He turned </text:span><text:span text:style-name="T4">_on__ </text:span><text:span text:style-name="T3">the electric heater to warm up the room.</text:span></text:p>
      <text:p text:style-name="P3"><text:span text:style-name="T3">3. This estimation is different </text:span><text:span text:style-name="T4">_from__ </text:span><text:span text:style-name="T3">what we were told to expect.</text:span></text:p>
      <text:p text:style-name="P3"><text:span text:style-name="T3">4. Unless you are keen </text:span><text:span text:style-name="T4">__on__ </text:span><text:span text:style-name="T3">messing around with engines it would be better to take your car to a garage.</text:span></text:p>
      <text:p text:style-name="P3"><text:span text:style-name="T3">5. What time is the football match</text:span><text:span text:style-name="T4">__on_</text:span><text:span text:style-name="T3">?</text:span></text:p>
      <text:p text:style-name="P3"><text:span text:style-name="T3">6. The underlying cause of most draughts can be related </text:span><text:span text:style-name="T4">_to__</text:span><text:span text:style-name="T3">changing weather patterns.</text:span></text:p>
      <text:p text:style-name="P12"><text:s/></text:p>
      <text:p text:style-name="P3">5.3.3 Fill in the gaps with the words from the table.</text:p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row table:style-name="Таблица8.1">
          <table:table-cell table:style-name="Таблица8.A1" office:value-type="string">
            <text:p text:style-name="P10"/>
          </table:table-cell>
          <table:table-cell table:style-name="Таблица8.A1" office:value-type="string">
            <text:p text:style-name="P10"/>
          </table:table-cell>
          <table:table-cell table:style-name="Таблица8.A1" office:value-type="string">
            <text:p text:style-name="P10"/>
          </table:table-cell>
          <table:table-cell table:style-name="Таблица8.D1" office:value-type="string">
            <text:p text:style-name="P10"/>
          </table:table-cell>
        </table:table-row>
        <table:table-row table:style-name="Таблица8.1">
          <table:table-cell table:style-name="Таблица8.A1" office:value-type="string">
            <text:p text:style-name="P10"/>
          </table:table-cell>
          <table:table-cell table:style-name="Таблица8.A1" office:value-type="string">
            <text:p text:style-name="P10"/>
          </table:table-cell>
          <table:table-cell table:style-name="Таблица8.A1" office:value-type="string">
            <text:p text:style-name="P10"/>
          </table:table-cell>
          <table:table-cell table:style-name="Таблица8.D1" office:value-type="string">
            <text:p text:style-name="P10"/>
          </table:table-cell>
        </table:table-row>
      </table:table>
      <text:p text:style-name="P3"/>
      <text:p text:style-name="P3"><text:span text:style-name="T3">1. It was supposed to be a horror film but it wasn’t very</text:span><text:span text:style-name="T4">__scary_</text:span><text:span text:style-name="T8">.</text:span></text:p>
      <text:p text:style-name="P3"><text:span text:style-name="T3">2. There was a trail of </text:span><text:span text:style-name="T4">__exhausted___</text:span><text:span text:style-name="T3">refugees coming over a border.</text:span></text:p>
      <text:p text:style-name="P3"><text:span text:style-name="T3">3. We were absolutely </text:span><text:span text:style-name="T4">__amazed___</text:span><text:span text:style-name="T3">at the response to our appeal.</text:span></text:p>
      <text:p text:style-name="P3"><text:span text:style-name="T3">4. The decision to reorganize the company was a </text:span><text:span text:style-name="T4">__brilliant___</text:span><text:span text:style-name="T3">success.</text:span></text:p>
      <text:p text:style-name="P3"><text:span text:style-name="T3">5. Her attitude towards the other people in her office is</text:span><text:span text:style-name="T4">__infuriating___</text:span><text:span text:style-name="T3">.</text:span></text:p>
      <text:p text:style-name="P3"><text:soft-page-break/><text:span text:style-name="T3">6. </text:span><text:span text:style-name="T4">__On average____</text:span><text:span text:style-name="T3">, 18% of our daily calories come from sugar.</text:span></text:p>
      <text:p text:style-name="P3"><text:span text:style-name="T3">7. The </text:span><text:span text:style-name="T4">__essential____</text:span><text:span text:style-name="T3">difference between apes and man is intelligence.</text:span></text:p>
      <text:p text:style-name="P3"><text:span text:style-name="T3">8. Because of the heavy rains many parts of the countryside are only </text:span><text:span text:style-name="T4">__accessible___</text:span><text:span text:style-name="T3">by boat.</text:span></text:p>
      <text:p text:style-name="P9"/>
      <text:p text:style-name="P7">5.3.4 Translate from Russian into English using active vocabulary.</text:p>
      <text:p text:style-name="P7"/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16"><text:span text:style-name="T1">1. Она никогда не выходит из дома, если </text:span><text:span text:style-name="T7">идет</text:span><text:span text:style-name="T1"> её любимый </text:span><text:span text:style-name="T7">сериал</text:span><text:span text:style-name="T1">.</text:span></text:p>
          </table:table-cell>
        </table:table-row>
        <table:table-row table:style-name="Таблица9.1">
          <table:table-cell table:style-name="Таблица9.A1" office:value-type="string">
            <text:p text:style-name="P16"><text:span text:style-name="T1">2. Пожалуйста, попроси своего друга перестать звонить нам домой </text:span><text:span text:style-name="T7">в любое время дня и ночи.</text:span></text:p>
          </table:table-cell>
        </table:table-row>
        <table:table-row table:style-name="Таблица9.1">
          <table:table-cell table:style-name="Таблица9.A1" office:value-type="string">
            <text:p text:style-name="P16"><text:span text:style-name="T1">3. Немного есть вещей (</text:span><text:span text:style-name="T3">There</text:span><text:span text:style-name="T1"> </text:span><text:span text:style-name="T3">are</text:span><text:span text:style-name="T1"> </text:span><text:span text:style-name="T3">few</text:span><text:span text:style-name="T1"> </text:span><text:span text:style-name="T3">things</text:span><text:span text:style-name="T1">) более </text:span><text:span text:style-name="T7">ужасающих</text:span><text:span text:style-name="T1">, чем быть запертым (</text:span><text:span text:style-name="T3">being</text:span><text:span text:style-name="T1"> </text:span><text:span text:style-name="T3">trapped</text:span><text:span text:style-name="T1">) в горящем доме.</text:span></text:p>
          </table:table-cell>
        </table:table-row>
        <table:table-row table:style-name="Таблица9.1">
          <table:table-cell table:style-name="Таблица9.A1" office:value-type="string">
            <text:p text:style-name="P16"><text:span text:style-name="T1">4. </text:span><text:span text:style-name="T7">В среднем</text:span><text:span text:style-name="T1">, родители не в состоянии </text:span><text:span text:style-name="T7">позволить себе</text:span><text:span text:style-name="T1"> плату за частную школу (</text:span><text:span text:style-name="T3">private</text:span><text:span text:style-name="T1"> </text:span><text:span text:style-name="T3">school</text:span><text:span text:style-name="T1"> </text:span><text:span text:style-name="T3">fees</text:span><text:span text:style-name="T1">).</text:span></text:p>
          </table:table-cell>
        </table:table-row>
        <table:table-row table:style-name="Таблица9.1">
          <table:table-cell table:style-name="Таблица9.A1" office:value-type="string">
            <text:p text:style-name="P16"><text:span text:style-name="T1">5. Она </text:span><text:span text:style-name="T7">страстно увлечена</text:span><text:span text:style-name="T1"> живописцами, которые </text:span><text:span text:style-name="T7">имеют отношение</text:span><text:span text:style-name="T1"> к импрессионистам (</text:span><text:span text:style-name="T3">Impressionists</text:span><text:span text:style-name="T1">).</text:span></text:p>
          </table:table-cell>
        </table:table-row>
        <table:table-row table:style-name="Таблица9.1">
          <table:table-cell table:style-name="Таблица9.A1" office:value-type="string">
            <text:p text:style-name="P16"><text:span text:style-name="T1">6. В интернете </text:span><text:span text:style-name="T7">доступно</text:span><text:span text:style-name="T1"> </text:span><text:span text:style-name="T7">огромное</text:span><text:span text:style-name="T1"> количество информации.</text:span></text:p>
          </table:table-cell>
        </table:table-row>
      </table:table>
      <text:p text:style-name="P3">1. she never leaves the house if her favorite show is on.</text:p>
      <text:p text:style-name="P3">2. Please ask your friend to stop calling us at home at any time of the day or night.</text:p>
      <text:p text:style-name="P3">3. There are few things more terrifying than being trapped in a burning house.</text:p>
      <text:p text:style-name="P3">4. On average, parents cannot afford private school fees.</text:p>
      <text:p text:style-name="P3">5. She has a passion for painters who are related to the Impressionists (Impressionists).</text:p>
      <text:list xml:id="list5651072282020858241" text:style-name="L22">
        <text:list-item>
          <text:p text:style-name="P48">There is a tremendous amount of information available on the Internet.</text:p>
        </text:list-item>
      </text:list>
      <text:p text:style-name="P3"/>
      <text:p text:style-name="P3"/>
      <text:p text:style-name="P3">Рукина:</text:p>
      <text:p text:style-name="P21">ex.16.</text:p>
      <text:list xml:id="list7388095570093061993" text:style-name="L23">
        <text:list-item>
          <text:p text:style-name="P50">Так как радионаблюдение продолжается, астрономы надеются получить огромное количество важной информации с дальних регионов галактики.</text:p>
        </text:list-item>
        <text:list-item>
          <text:p text:style-name="P50">После того, как дизайн корабля был точно определен, возник вопрос о системе жизнеобеспечения.</text:p>
        </text:list-item>
        <text:list-item>
          <text:p text:style-name="P50">Так как электрон излучается из ядра при бета-распаде, количество ядер протона растет по одному.</text:p>
        </text:list-item>
        <text:list-item>
          <text:p text:style-name="P50">При прочих равных условиях, чем больше температура газа, тем больше его объем</text:p>
        </text:list-item>
        <text:list-item>
          <text:p text:style-name="P50">Так как нет внешней силы, действующей в определенном фиксированном направлении, линйный момент в этом направлении остается постоянным.</text:p>
        </text:list-item>
        <text:list-item>
          <text:p text:style-name="P50">Так как компоненты скорости тела, движущемся в воздухе, известны, результирующая скорость может быть найдена.</text:p>
        </text:list-item>
        <text:list-item>
          <text:p text:style-name="P50">Деление ядер урана-235 сопровождается испусканием одного, двух или трех нейтронов, причем каждый из них способен вызвать дальнейшее деление ядра урана-235</text:p>
        </text:list-item>
        <text:list-item>
          <text:p text:style-name="P50">Количество вещества пропорционально количество специальных частиц вещества, причем специальные частицы могут быть атомами, молекулами, ионами и тд</text:p>
        </text:list-item>
        <text:list-item>
          <text:p text:style-name="P50">Стандартные единицы системы единиц (например, СИ) произвольно определяются набором физических величин, а все остальные единицы системы выводятся через стандартные.</text:p>
        </text:list-item>
        <text:list-item>
          <text:p text:style-name="P50">Угловое смещение это угол, на который поворачивается тока, линия или тело, причем они вращаются в точно определенном направлении вокруг определенной оси.</text:p>
        </text:list-item>
        <text:list-item>
          <text:p text:style-name="P50">Заряды, полученные трением двух разных веществ, равны по значению и противоположны по знаку, причем одно из веществ становится положительно заряженным, а другое — отрицательно.</text:p>
        </text:list-item>
      </text:list>
      <text:p text:style-name="P21">ex.17</text:p>
      <text:list xml:id="list801432101480853770" text:style-name="L24">
        <text:list-item>
          <text:p text:style-name="P51">Все газы, занимаемые одинаковый объем при одинаковой температуре и давлении, содержат одинаковое число молекул.</text:p>
        </text:list-item>
        <text:list-item>
          <text:p text:style-name="P51">Поддерживая магнитный материал в поле другого магнита, мы можем намагнитить его на определенную величину</text:p>
        </text:list-item>
        <text:list-item>
          <text:p text:style-name="P51">Происходящая только при высоких температурах, эта реакция может иметь место при низких темпратурах при определенных условиях</text:p>
        </text:list-item>
        <text:list-item>
          <text:p text:style-name="P51">Газ, содержащийся в цилиндре с закрытым поршнем, мог расширяться</text:p>
        </text:list-item>
        <text:list-item>
          <text:p text:style-name="P51"><text:soft-page-break/>Упомянутые данные были взяты совершенно произвольно.</text:p>
        </text:list-item>
        <text:list-item>
          <text:p text:style-name="P51">Нагретый до высокой температуры, газ расширяется до нового объема.</text:p>
        </text:list-item>
        <text:list-item>
          <text:p text:style-name="P51">Проведя анализ различных свойств вещества в деталях, экспериментатор пришел к совершенно новому выводу</text:p>
        </text:list-item>
        <text:list-item>
          <text:p text:style-name="P51">Определив давление газа равным 2 атмосферы, мы начали исследовать объем, поддерживая давление при одинаковом значении на протяжении всего процесса.</text:p>
        </text:list-item>
        <text:list-item>
          <text:p text:style-name="P51">Нагретое вещество изменило свой цвет.</text:p>
        </text:list-item>
        <text:list-item>
          <text:p text:style-name="P51">Протестированное вещество оказалось хорошим проводником.</text:p>
        </text:list-item>
        <text:list-item>
          <text:p text:style-name="P51">Пока уравнение не упрощено, его не легко запомнить.</text:p>
        </text:list-item>
        <text:list-item>
          <text:p text:style-name="P51">Рассмотренную таким образом теорему трудно применить к рассматриваемому делу.</text:p>
        </text:list-item>
        <text:list-item>
          <text:p text:style-name="P51">Так как известно давление в некоторой точке потока воздуха, давление в другой точке может быть вычислено по закону Бернулли.</text:p>
        </text:list-item>
        <text:list-item>
          <text:p text:style-name="P51">При определении численного значения газовой постоянной, мы заметили, что 1 моль любого газа занимает объем 22.4л.</text:p>
        </text:list-item>
        <text:list-item>
          <text:p text:style-name="P51">На рисунке показан изотермический процесс, за которым следует изобарный процесс.</text:p>
        </text:list-item>
      </text:list>
      <text:p text:style-name="P3"/>
      <text:p text:style-name="P3"/>
      <text:p text:style-name="P3"/>
      <text:p text:style-name="P3"/>
      <text:p text:style-name="P2">5.4 Speaking and writing</text:p>
      <text:p text:style-name="Standard">5.4.1 Find the equivalents of the following words and phrases.</text:p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5">CB, ex. 2 (text), p. 52</text:p>
          </table:table-cell>
        </table:table-row>
        <table:table-row table:style-name="Таблица10.1">
          <table:table-cell table:style-name="Таблица10.A1" office:value-type="string">
            <text:p text:style-name="P13">Побег <text:span text:style-name="T9">redemption</text:span></text:p>
          </table:table-cell>
        </table:table-row>
        <table:table-row table:style-name="Таблица10.1">
          <table:table-cell table:style-name="Таблица10.A1" office:value-type="string">
            <text:p text:style-name="P13">голосовать за <text:span text:style-name="T9">vote for</text:span></text:p>
          </table:table-cell>
        </table:table-row>
        <table:table-row table:style-name="Таблица10.1">
          <table:table-cell table:style-name="Таблица10.A1" office:value-type="string">
            <text:p text:style-name="P13">подружиться с к-л <text:span text:style-name="T9">make friends with sb</text:span></text:p>
          </table:table-cell>
        </table:table-row>
        <table:table-row table:style-name="Таблица10.1">
          <table:table-cell table:style-name="Таблица10.A1" office:value-type="string">
            <text:p text:style-name="P13">Режиссер <text:span text:style-name="T9">director </text:span></text:p>
          </table:table-cell>
        </table:table-row>
        <table:table-row table:style-name="Таблица10.1">
          <table:table-cell table:style-name="Таблица10.A1" office:value-type="string">
            <text:p text:style-name="P13">режиссировать фильм <text:span text:style-name="T9">direct </text:span></text:p>
          </table:table-cell>
        </table:table-row>
        <table:table-row table:style-name="Таблица10.1">
          <table:table-cell table:style-name="Таблица10.A1" office:value-type="string">
            <text:p text:style-name="P5">CB, ex. 4 (text), p. 53</text:p>
          </table:table-cell>
        </table:table-row>
        <table:table-row table:style-name="Таблица10.1">
          <table:table-cell table:style-name="Таблица10.A1" office:value-type="string">
            <text:p text:style-name="P16"><text:span text:style-name="T1">отдаляться друг от друга </text:span><text:span text:style-name="T2">(фр.гл.) </text:span><text:span text:style-name="T6">grow apart</text:span></text:p>
          </table:table-cell>
        </table:table-row>
        <table:table-row table:style-name="Таблица10.1">
          <table:table-cell table:style-name="Таблица10.A1" office:value-type="string">
            <text:p text:style-name="P13">стоит того, чтобы посмотреть <text:span text:style-name="T9">be worth seeing</text:span></text:p>
          </table:table-cell>
        </table:table-row>
        <table:table-row table:style-name="Таблица10.1">
          <table:table-cell table:style-name="Таблица10.A1" office:value-type="string">
            <text:p text:style-name="P5">CB, ex. 7 (track 5.7), p. 53</text:p>
          </table:table-cell>
        </table:table-row>
        <table:table-row table:style-name="Таблица10.11">
          <table:table-cell table:style-name="Таблица10.A1" office:value-type="string">
            <text:p text:style-name="P13">сериал <text:span text:style-name="T9">series</text:span></text:p>
          </table:table-cell>
        </table:table-row>
      </table:table>
      <text:p text:style-name="P3"/>
      <text:p text:style-name="P3"><text:span text:style-name="T5">5.4.2</text:span> Fill in the gaps with the words from the table.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19">redemption</text:p>
          </table:table-cell>
          <table:table-cell table:style-name="Таблица11.A1" office:value-type="string">
            <text:p text:style-name="P19">grow apart</text:p>
          </table:table-cell>
          <table:table-cell table:style-name="Таблица11.C1" office:value-type="string">
            <text:p text:style-name="P19">is worth seeing</text:p>
          </table:table-cell>
        </table:table-row>
        <table:table-row table:style-name="Таблица11.1">
          <table:table-cell table:style-name="Таблица11.A1" office:value-type="string">
            <text:p text:style-name="P19">vote for</text:p>
          </table:table-cell>
          <table:table-cell table:style-name="Таблица11.A1" office:value-type="string">
            <text:p text:style-name="P19">make friends with</text:p>
          </table:table-cell>
          <table:table-cell table:style-name="Таблица11.C1" office:value-type="string">
            <text:p text:style-name="P19">series</text:p>
          </table:table-cell>
        </table:table-row>
      </table:table>
      <text:p text:style-name="P3"/>
      <text:p text:style-name="P17"><text:span text:style-name="T11">1. They wanted to ______ </text:span><text:span text:style-name="T12">with</text:span><text:span text:style-name="T11"> the children next door.</text:span></text:p>
      <text:p text:style-name="P17"><text:span text:style-name="T11">2. Tonight’s programme is the second in a three-part</text:span><text:span text:style-name="T12">______ </text:span><text:span text:style-name="T11">.</text:span></text:p>
      <text:p text:style-name="P17"><text:span text:style-name="T11">3. The union decided to </text:span><text:span text:style-name="T12">_____ </text:span><text:span text:style-name="T11">going on strike.</text:span></text:p>
      <text:p text:style-name="P17"><text:span text:style-name="T11">4. There is absolutely no hope of</text:span><text:span text:style-name="T12">_______</text:span><text:span text:style-name="T11">.</text:span></text:p>
      <text:p text:style-name="P17"><text:span text:style-name="T11">5. People </text:span><text:span text:style-name="T12">______ </text:span><text:span text:style-name="T11">for all sorts of reason.</text:span></text:p>
      <text:p text:style-name="P3"><text:span text:style-name="T11">6. The director’s films are supposed </text:span><text:span text:style-name="T12">__________</text:span><text:span text:style-name="T11">.</text:span></text:p>
      <text:p text:style-name="P18"/>
      <text:p text:style-name="P3"><text:span text:style-name="T5">5.4.3</text:span> Translate from Russian into English using active vocabulary.</text:p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16"><text:span text:style-name="T1">1. </text:span><text:span text:style-name="T13">Вы останетесь друзьями или будете </text:span><text:span text:style-name="T14">отдаляться друг от друга</text:span><text:span text:style-name="T13">, как это делают взрослые люди (the way adults do).</text:span></text:p>
          </table:table-cell>
        </table:table-row>
        <table:table-row table:style-name="Таблица12.1">
          <table:table-cell table:style-name="Таблица12.A1" office:value-type="string">
            <text:p text:style-name="P16"><text:span text:style-name="T1">2. </text:span><text:span text:style-name="T13">Этот </text:span><text:span text:style-name="T14">сериал</text:span><text:span text:style-name="T13"> </text:span><text:span text:style-name="T14">стоит посмотреть.</text:span></text:p>
          </table:table-cell>
        </table:table-row>
        <table:table-row table:style-name="Таблица12.1">
          <table:table-cell table:style-name="Таблица12.A1" office:value-type="string">
            <text:p text:style-name="P16"><text:span text:style-name="T1">3. </text:span><text:span text:style-name="T13">Теперь оставался (there was now) лишь ничтожный (</text:span><text:span text:style-name="T11">slim</text:span><text:span text:style-name="T13">) шанс на </text:span><text:span text:style-name="T14">побег</text:span><text:span text:style-name="T13">.</text:span></text:p>
          </table:table-cell>
        </table:table-row>
        <text:soft-page-break/>
        <table:table-row table:style-name="Таблица12.1">
          <table:table-cell table:style-name="Таблица12.A1" office:value-type="string">
            <text:p text:style-name="P16"><text:span text:style-name="T1">4. </text:span><text:span text:style-name="T13">Знаешь, тебе нужно фильмы </text:span><text:span text:style-name="T14">ужасов</text:span><text:span text:style-name="T13"> (страшные) </text:span><text:span text:style-name="T14">снимать</text:span><text:span text:style-name="T13"> (режиссировать).</text:span></text:p>
          </table:table-cell>
        </table:table-row>
        <table:table-row table:style-name="Таблица12.1">
          <table:table-cell table:style-name="Таблица12.A1" office:value-type="string">
            <text:p text:style-name="P16"><text:span text:style-name="T1">5. </text:span><text:span text:style-name="T13">Жюри фестиваля единогласно (unanimous</text:span><text:span text:style-name="T11">ly</text:span><text:span text:style-name="T13">) </text:span><text:span text:style-name="T14">проголосовало</text:span><text:span text:style-name="T13"> за фильм этого </text:span><text:span text:style-name="T14">режиссёра</text:span><text:span text:style-name="T13">.</text:span></text:p>
          </table:table-cell>
        </table:table-row>
      </table:table>
      <text:p text:style-name="P3"/>
      <text:p text:style-name="P1">5.5 Video</text:p>
      <text:p text:style-name="Standard">5.5.1 Find the equivalents of the following words and phrases.</text:p>
      <table:table table:name="Таблица13" table:style-name="Таблица13">
        <table:table-column table:style-name="Таблица13.A"/>
        <table:table-row table:style-name="Таблица13.1">
          <table:table-cell table:style-name="Таблица13.A1" office:value-type="string">
            <text:p text:style-name="P5">CB, ex. 1, p. 54</text:p>
          </table:table-cell>
        </table:table-row>
        <table:table-row table:style-name="Таблица13.1">
          <table:table-cell table:style-name="Таблица13.A1" office:value-type="string">
            <text:p text:style-name="P13">Редактировать <text:span text:style-name="T9">edit</text:span></text:p>
          </table:table-cell>
        </table:table-row>
        <table:table-row table:style-name="Таблица13.1">
          <table:table-cell table:style-name="Таблица13.A1" office:value-type="string">
            <text:p text:style-name="P13">снимать фильм (на пленку) <text:span text:style-name="T9">shoot a film</text:span></text:p>
          </table:table-cell>
        </table:table-row>
        <table:table-row table:style-name="Таблица13.1">
          <table:table-cell table:style-name="Таблица13.A1" office:value-type="string">
            <text:p text:style-name="P5">Videscript (TB)</text:p>
          </table:table-cell>
        </table:table-row>
        <table:table-row table:style-name="Таблица13.1">
          <table:table-cell table:style-name="Таблица13.A1" office:value-type="string">
            <text:p text:style-name="P13">поступить на программу <text:span text:style-name="T9">enroll on a program</text:span></text:p>
          </table:table-cell>
        </table:table-row>
        <table:table-row table:style-name="Таблица13.1">
          <table:table-cell table:style-name="Таблица13.A1" office:value-type="string">
            <text:p text:style-name="P13">плата за обучение в университете <text:span text:style-name="T9">university fees</text:span></text:p>
          </table:table-cell>
        </table:table-row>
        <table:table-row table:style-name="Таблица13.1">
          <table:table-cell table:style-name="Таблица13.A1" office:value-type="string">
            <text:p text:style-name="P13">курс по к-л предмету <text:span text:style-name="T9">course in smth</text:span></text:p>
          </table:table-cell>
        </table:table-row>
        <table:table-row table:style-name="Таблица13.1">
          <table:table-cell table:style-name="Таблица13.A1" office:value-type="string">
            <text:p text:style-name="P13">концентрироваться на ч-л <text:span text:style-name="T9">focus on smth</text:span></text:p>
          </table:table-cell>
        </table:table-row>
        <table:table-row table:style-name="Таблица13.1">
          <table:table-cell table:style-name="Таблица13.A1" office:value-type="string">
            <text:p text:style-name="P13">место на курсе <text:span text:style-name="T9">a place on a course</text:span></text:p>
          </table:table-cell>
        </table:table-row>
        <table:table-row table:style-name="Таблица13.1">
          <table:table-cell table:style-name="Таблица13.A1" office:value-type="string">
            <text:p text:style-name="P13">процесс совместной работы <text:span text:style-name="T9">collaborative process</text:span></text:p>
          </table:table-cell>
        </table:table-row>
        <table:table-row table:style-name="Таблица13.1">
          <table:table-cell table:style-name="Таблица13.A1" office:value-type="string">
            <text:p text:style-name="P13">поменяться ролями <text:span text:style-name="T9">swap roles</text:span></text:p>
          </table:table-cell>
        </table:table-row>
        <table:table-row table:style-name="Таблица13.1">
          <table:table-cell table:style-name="Таблица13.A1" office:value-type="string">
            <text:p text:style-name="P16"><text:span text:style-name="T1">соединять, собирать по кусочкам </text:span><text:span text:style-name="T2">(фр.гл.) </text:span><text:span text:style-name="T6">piece smth together</text:span></text:p>
          </table:table-cell>
        </table:table-row>
      </table:table>
      <text:p text:style-name="P3"/>
      <text:p text:style-name="P3"><text:span text:style-name="T5">5.5.2</text:span> Fill in the gaps with the words from the table.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19"/>
          </table:table-cell>
          <table:table-cell table:style-name="Таблица14.A1" office:value-type="string">
            <text:p text:style-name="P19"/>
          </table:table-cell>
          <table:table-cell table:style-name="Таблица14.A1" office:value-type="string">
            <text:p text:style-name="P19"/>
          </table:table-cell>
          <table:table-cell table:style-name="Таблица14.D1" office:value-type="string">
            <text:p text:style-name="P19"/>
          </table:table-cell>
        </table:table-row>
        <table:table-row table:style-name="Таблица14.1">
          <table:table-cell table:style-name="Таблица14.A1" office:value-type="string">
            <text:p text:style-name="P19"/>
          </table:table-cell>
          <table:table-cell table:style-name="Таблица14.A1" office:value-type="string">
            <text:p text:style-name="P19"/>
          </table:table-cell>
          <table:table-cell table:style-name="Таблица14.A1" office:value-type="string">
            <text:p text:style-name="P19"/>
          </table:table-cell>
          <table:table-cell table:style-name="Таблица14.D1" office:value-type="string">
            <text:p text:style-name="P19"/>
          </table:table-cell>
        </table:table-row>
      </table:table>
      <text:p text:style-name="P17"/>
      <text:p text:style-name="P17"><text:span text:style-name="T11">1. Isabelle would like her brother </text:span><text:span text:style-name="T12">___enroll on____ </text:span><text:span text:style-name="T11">a training </text:span><text:span text:style-name="T12">___program___ </text:span><text:span text:style-name="T11">for engineers.</text:span></text:p>
      <text:p text:style-name="P17"><text:span text:style-name="T11">2. Every object has a set of actions that user can perform, like</text:span><text:span text:style-name="T12"> ___edit__</text:span><text:span text:style-name="T11">, delete, etc.</text:span></text:p>
      <text:p text:style-name="P20">3. The director is going to __shoot a film____ on location in Wales.</text:p>
      <text:p text:style-name="P17"><text:span text:style-name="T11">4. To reserve a </text:span><text:span text:style-name="T12">___place on a course______</text:span><text:span text:style-name="T11">, it is normally possible to pay a deposit of $150.</text:span></text:p>
      <text:p text:style-name="P17"><text:span text:style-name="T11">5. In China the government waives </text:span><text:span text:style-name="T12">__university fees______</text:span><text:span text:style-name="T11">and offers a free year at master’s level if graduates accept a three-year rural posting.</text:span></text:p>
      <text:p text:style-name="P17"><text:span text:style-name="T11">6. The swerving driver was too drunk to </text:span><text:span text:style-name="T12">__focus on___ </text:span><text:span text:style-name="T11">the road.</text:span></text:p>
      <text:p text:style-name="P17"><text:span text:style-name="T11">7. The United Nations is the tool of our </text:span><text:span text:style-name="T12">___collaborative process____ </text:span><text:span text:style-name="T11">in the effort to face these challenges.</text:span></text:p>
      <text:p text:style-name="P3"><text:span text:style-name="T11">8. I’ll try to use a magnetic force microscopy to recover film fragments and </text:span><text:span text:style-name="T12">__piece___ </text:span><text:span text:style-name="T11">them</text:span><text:span text:style-name="T12"> __together____</text:span><text:span text:style-name="T11">.</text:span></text:p>
      <text:p text:style-name="P18"/>
      <text:p text:style-name="P3"><text:span text:style-name="T5">5.5.3</text:span> Translate from Russian into English using active vocabulary.</text:p>
      <table:table table:name="Таблица15" table:style-name="Таблица15">
        <table:table-column table:style-name="Таблица15.A"/>
        <table:table-row table:style-name="Таблица15.1">
          <table:table-cell table:style-name="Таблица15.A1" office:value-type="string">
            <text:p text:style-name="P16"><text:span text:style-name="T1">1. </text:span><text:span text:style-name="T13">Я не могу </text:span><text:span text:style-name="T14">собрать воедино</text:span><text:span text:style-name="T13"> мозаику своих воспоминаний.</text:span></text:p>
          </table:table-cell>
        </table:table-row>
        <table:table-row table:style-name="Таблица15.1">
          <table:table-cell table:style-name="Таблица15.A1" office:value-type="string">
            <text:p text:style-name="P16"><text:span text:style-name="T1">2. </text:span><text:span text:style-name="T13">Американский режиссёр Ридли Скотт планирует </text:span><text:span text:style-name="T14">снять</text:span><text:span text:style-name="T13"> исторический </text:span><text:span text:style-name="T14">фильм</text:span><text:span text:style-name="T13"> о «холодной войне» (the Cold War).</text:span></text:p>
          </table:table-cell>
        </table:table-row>
        <table:table-row table:style-name="Таблица15.1">
          <table:table-cell table:style-name="Таблица15.A1" office:value-type="string">
            <text:p text:style-name="P16"><text:span text:style-name="T1">3. </text:span><text:span text:style-name="T13">Вдобавок, новые стратегии позволяют </text:span><text:span text:style-name="T14">сконцентрироваться на процессе совместной работы</text:span><text:span text:style-name="T13">.</text:span></text:p>
          </table:table-cell>
        </table:table-row>
        <table:table-row table:style-name="Таблица15.1">
          <table:table-cell table:style-name="Таблица15.A1" office:value-type="string">
            <text:p text:style-name="P16"><text:span text:style-name="T1">4. </text:span><text:span text:style-name="T13">Стипендия включает </text:span><text:span text:style-name="T14">плату за обучение в университете</text:span><text:span text:style-name="T13"> так же как пособие на жизнь (living allowances).</text:span></text:p>
          </table:table-cell>
        </table:table-row>
        <table:table-row table:style-name="Таблица15.1">
          <table:table-cell table:style-name="Таблица15.A1" office:value-type="string">
            <text:p text:style-name="P16"><text:span text:style-name="T1">5. </text:span><text:span text:style-name="T13">Даже на этой стадии (even at this point) нет полной гарантии, что вы получите </text:span><text:span text:style-name="T14">место на курсе.</text:span></text:p>
          </table:table-cell>
        </table:table-row>
        <table:table-row table:style-name="Таблица15.1">
          <table:table-cell table:style-name="Таблица15.A1" office:value-type="string">
            <text:p text:style-name="P16"><text:span text:style-name="T1">6. </text:span><text:span text:style-name="T13">Давайте <text:s/></text:span><text:span text:style-name="T14">поменяемся ролями</text:span><text:span text:style-name="T11">!</text:span></text:p>
          </table:table-cell>
        </table:table-row>
      </table:table>
      <text:p text:style-name="P3">Супер скучно это делать, сори...</text:p>
      <text:p text:style-name="P3"/>
      <text:p text:style-name="P49">Рукина:</text:p>
      <text:p text:style-name="P21">p. 44-45 ex. 10:</text:p>
      <text:list xml:id="list6282352655677628476" text:style-name="L25">
        <text:list-item>
          <text:p text:style-name="P52">При необходимости ракеты несут как собственное топливо, так и окислитель.</text:p>
        </text:list-item>
        <text:list-item>
          <text:p text:style-name="P52">При смешивании два соответственно противоположных спектральных цвета производят белый свет.</text:p>
        </text:list-item>
        <text:list-item>
          <text:p text:style-name="P52">Пока устройство не протестировано на практике, оно не может быть произведено в большом количестве</text:p>
        </text:list-item>
        <text:list-item>
          <text:p text:style-name="P52">Пока результаты не проверены, они не могут быть включены в работу.</text:p>
        </text:list-item>
        <text:list-item>
          <text:p text:style-name="P52">Если ядерный реактор не окружен массивной конструкцией, он опасен для людей.</text:p>
        </text:list-item>
        <text:list-item>
          <text:p text:style-name="P52"><text:soft-page-break/>Если гальванометр не прокалиброван, он не будет подходить для нынешнего предназначения.</text:p>
        </text:list-item>
        <text:list-item>
          <text:p text:style-name="P52">Если инструмент не разработан с высокой точностью, он не способен измерять маленькие изменения напряжения.</text:p>
        </text:list-item>
        <text:list-item>
          <text:p text:style-name="P52">После преобразования в жидкость, кислород останется в жидком состоянии при соответствующих условиях.</text:p>
        </text:list-item>
        <text:list-item>
          <text:p text:style-name="P52">Хотя теорема Ферма известна с 18 века, она до сих пор не доказана.</text:p>
        </text:list-item>
        <text:list-item>
          <text:p text:style-name="P52">Принципы квантовой механики, применяемые к микроскопическим системам, должны давать одинаковые результаты в случае применения к большим системам.</text:p>
        </text:list-item>
        <text:list-item>
          <text:p text:style-name="P52">Намагниченность ферромагнитного вещества при воздействии на него магнитного поля, не увеличивается и не уменьшается устойчиво при устойчивом увеличением или уменьшением поля.</text:p>
        </text:list-item>
        <text:list-item>
          <text:p text:style-name="P52">Учитывая атомный вес и плотность сплошного вещества, ты разделяешь атомный вес на плотность и получаешь атомный объем.</text:p>
        </text:list-item>
        <text:list-item>
          <text:p text:style-name="P52">Пока не сказано иначе, в таблице указаны величины при 18гр. по Цельсию, поэтому все вычисления должны проводиться с учетом этой температуры.</text:p>
        </text:list-item>
      </text:list>
      <text:p text:style-name="P21">p.52-52 ex.20</text:p>
      <text:list xml:id="list7136715569835162062" text:style-name="L26">
        <text:list-item>
          <text:p text:style-name="P28"><text:span text:style-name="T15">При проектировании космических кораблей могут использоваться только те вещества, которые выдерживают тяжелые нагрузки и высокие температуры.</text:span></text:p>
        </text:list-item>
        <text:list-item>
          <text:p text:style-name="P28"><text:span text:style-name="T15">Уравнение, отражающее величину отношения импульса к изменению момента, может быть легко выведено.</text:span></text:p>
        </text:list-item>
        <text:list-item>
          <text:p text:style-name="P28"><text:span text:style-name="T15">Следуя методу наименьших квадратов, мы пытаемся оценить ошибку эксперимента.</text:span></text:p>
        </text:list-item>
        <text:list-item>
          <text:p text:style-name="P28"><text:span text:style-name="T15">Подвергая материалы мгновенной и постоянной силами, можно найти разницу в их поведении</text:span></text:p>
        </text:list-item>
        <text:list-item>
          <text:p text:style-name="P28"><text:span text:style-name="T15">Игнорируемые силы оказались ощутимыми</text:span></text:p>
        </text:list-item>
        <text:list-item>
          <text:p text:style-name="P28"><text:span text:style-name="T15">Процедура, используемая во всем нашем анализе, оказалось результативной/плодотворной</text:span></text:p>
        </text:list-item>
        <text:list-item>
          <text:p text:style-name="P28"><text:span text:style-name="T15">Недостаточность соответствующих фактов скоро станет очевидной</text:span></text:p>
        </text:list-item>
        <text:list-item>
          <text:p text:style-name="P28"><text:span text:style-name="T15">Вопросы, обсуждаемые в этой главе, касаются результатов проделанной работы</text:span></text:p>
        </text:list-item>
        <text:list-item>
          <text:p text:style-name="P53">Состоящее из одинаковых элементов некоторые вещества могут иметь разные свойства в различных состояниях</text:p>
        </text:list-item>
        <text:list-item>
          <text:p text:style-name="P53">Добавив изменения момента из-за каждого импульса, мы смогли найти среднее действие импульса</text:p>
        </text:list-item>
        <text:list-item>
          <text:p text:style-name="P53">После того, как разницу в результатах уточнили, они сообщили об их пригодности.</text:p>
        </text:list-item>
        <text:list-item>
          <text:p text:style-name="P53">Если дана произвольная функция времени, мгновенная сила может быть определена с помощью процедуры интегрального вычисления.</text:p>
        </text:list-item>
        <text:list-item>
          <text:p text:style-name="P53">Если дан простой прямоугольный импульс, мгновенная сила может быть легко оценена.</text:p>
        </text:list-item>
        <text:list-item>
          <text:p text:style-name="P53">Если уравнение не сокращено до алгебраической системы, оно может занять много времени</text:p>
        </text:list-item>
        <text:list-item>
          <text:p text:style-name="P53">График функции <text:span text:style-name="T9">F(t) </text:span>показывает число биений на различной высоте, причем общее число есть площадь под графиком</text:p>
        </text:list-item>
        <text:list-item>
          <text:p text:style-name="P53">Электроны окружают ядро, причем их текущее количество зависит от рассматриваемого атома</text:p>
        </text:list-item>
        <text:list-item>
          <text:p text:style-name="P53">Мы знаем, что скорость частицы постоянно меняется, если движение частицы неравномерно, причем частица получает некоторое изменение скорости каждый последующий интервал</text:p>
        </text:list-item>
        <text:list-item>
          <text:p text:style-name="P53">Так как соответствующие силы действуют на корабль на подавляющей части его пути, момент корабля остается преимущественно постоянным.</text:p>
        </text:list-item>
        <text:list-item>
          <text:p text:style-name="P53">Так как работа и крутящий момент состоят из произведения силы и перемещения, мы можем выразить их в одинаковых величинах.</text:p>
        </text:list-item>
      </text:list>
      <text:p text:style-name="P21">p.53-54 ex.21</text:p>
      <text:list xml:id="list3823209206242720846" text:style-name="L27">
        <text:list-item>
          <text:p text:style-name="P54">The force acting on the object increases by a small amount every second.</text:p>
        </text:list-item>
        <text:list-item>
          <text:p text:style-name="P54">Using integral calculus, you can calculate the area of any figure.</text:p>
        </text:list-item>
        <text:list-item>
          <text:p text:style-name="P54">They did some additional experiments using the same method.</text:p>
        </text:list-item>
        <text:list-item>
          <text:p text:style-name="P54">The phenomenon observed by this physicist has already been discussed at the conference.</text:p>
        </text:list-item>
        <text:list-item>
          <text:p text:style-name="P54">The law presented in this equation holds true for many problems of mechanics.</text:p>
        </text:list-item>
        <text:list-item>
          <text:p text:style-name="P54"><text:span text:style-name="T9">Having c</text:span>ompar<text:span text:style-name="T9">ed</text:span> their observations, they were able to assess the accuracy of the experiment.</text:p>
        </text:list-item>
        <text:list-item>
          <text:p text:style-name="P54">Having written an equation, we have shown the mathematical relationship between these quantities.</text:p>
        </text:list-item>
        <text:list-item>
          <text:p text:style-name="P54">Materials become brittle when exposed to low temperatures.</text:p>
        </text:list-item>
        <text:list-item>
          <text:p text:style-name="P54"><text:soft-page-break/>Now we will look at the optical system focusing the image in front of the second system.</text:p>
        </text:list-item>
        <text:list-item>
          <text:p text:style-name="P54">Repeating the experience under different conditions, the students obtained a three-dimensional image.</text:p>
        </text:list-item>
        <text:list-item>
          <text:p text:style-name="P54">Having simulated the reaction conditions, we came to the right conclusions.</text:p>
        </text:list-item>
      </text:list>
      <text:p text:style-name="P49"/>
      <text:p text:style-name="P49">Ткачева:</text:p>
      <text:p text:style-name="P21">p.29-30 ex “Participle Revision” :</text:p>
      <text:list xml:id="list115063248797350551" text:style-name="L28">
        <text:list-item>
          <text:p text:style-name="P29"><text:span text:style-name="T15">Вы должны обработать результаты эксперимента в соответствии с выбранным методом</text:span></text:p>
        </text:list-item>
        <text:list-item>
          <text:p text:style-name="P55">Имея дело с проблемами электростатики, мы можем использовать концепцию силовых линий</text:p>
        </text:list-item>
        <text:list-item>
          <text:p text:style-name="P55">После того, как общая скорость была разложена на три взаимно перпендикулярных компоненты, она могла быть легко вычислена</text:p>
        </text:list-item>
        <text:list-item>
          <text:p text:style-name="P55">В предыдущем разделе было указано, что нейтроны в ядерном реакторе удовлетворяют условиям, предполагаемых для идеального газа</text:p>
        </text:list-item>
        <text:list-item>
          <text:p text:style-name="P55">Хотя таблица Менделеева появилась в 1869 году, ученые признали ее важность только спустя несколько лет.</text:p>
        </text:list-item>
        <text:list-item>
          <text:p text:style-name="P55">При подсчете общего числа силовых линий, выходящих из поверхностного элемента, мы должны подсчитывать линии, выходящие из него, как положительные.</text:p>
        </text:list-item>
        <text:list-item>
          <text:p text:style-name="P55">После того, как отношение было определено, оно было использовано в вычислениях итоговой величины.</text:p>
        </text:list-item>
        <text:list-item>
          <text:p text:style-name="P55">Так как заряд <text:span text:style-name="T9">Q </text:span>отрицательный, электрические силовые линии направлены по радиусу в сторону заряда.</text:p>
        </text:list-item>
        <text:list-item>
          <text:p text:style-name="P55">Если дана область электрически нейтрального пространства, закрытая простой замкнутой поверхностью, мы предполагаем, что она может быть трансформирована в сферу.</text:p>
        </text:list-item>
        <text:list-item>
          <text:p text:style-name="P55">В 1604 году Кеплер объяснил форму хвоста кометы с помощью давления света, причем этот факт был подтвержден только в 1854 году Максвеллом.</text:p>
        </text:list-item>
        <text:list-item>
          <text:p text:style-name="P55">При визуализации самого простого атома, мы используем модель атома Бора.</text:p>
        </text:list-item>
        <text:list-item>
          <text:p text:style-name="P55">Так как есть разные системы единиц, в каждом случае выбор единиц зависит от рассматриваемой проблемы.</text:p>
        </text:list-item>
        <text:list-item>
          <text:p text:style-name="P55">При обработке результатов твоей лабораторной работы, ты должен стараться избегать ошибок в вычислениях.</text:p>
        </text:list-item>
        <text:list-item>
          <text:p text:style-name="P55">Обнаружив некоторые дальние части вселенной, астрономы нашли несколько с чрезвычайно высокой радиацией.</text:p>
        </text:list-item>
        <text:list-item>
          <text:p text:style-name="P55">Так как заряд внутри замкнутой поверхности отсутствует, внутри поверхности не будут возникать или исчезать силовые линии.</text:p>
        </text:list-item>
        <text:list-item>
          <text:p text:style-name="P55">Заменив символ дельта на символ <text:span text:style-name="T9">d, </text:span>мы интегрируем <text:span text:style-name="T9">dN </text:span>по всей поверхности. В символическом представлении этот процесс есть <text:span text:style-name="T9">N = …</text:span></text:p>
        </text:list-item>
        <text:list-item>
          <text:p text:style-name="P55">Силовые линии — радиальные прямые линии, выходящие из сферы с центром в <text:span text:style-name="T9">q. </text:span>Нарисовав несколько замкнутых сферических поверхностей с центром в <text:span text:style-name="T9">q, </text:span>мы видим, что силовые линии пересекают сферы.</text:p>
        </text:list-item>
        <text:list-item>
          <text:p text:style-name="P55">Обсудив электрическое поле об изолированном <text:s/>заряде в вакууме, можно сделать вывод, что его силовые линии заканчиваются на бесконечности. - это лютая хрень какая-то. Спасибо лсп за крутые предложения</text:p>
        </text:list-item>
        <text:list-item>
          <text:p text:style-name="P55">При использовании этого уравнения, ты должен заменить знак <text:span text:style-name="T9">q </text:span>так же, как и его числовое значение, чтобы получить правильное соотношение направленности между задействованными величинами.</text:p>
        </text:list-item>
        <text:list-item>
          <text:p text:style-name="P55">При столкновении фотонов с некоторой поверхностью, их вектор импульса согласно теоретической механике становится противоположным. Полное изменение <text:span text:style-name="T9">dp </text:span>этого вектора есть 2<text:span text:style-name="T9">p. </text:span>При ударе одного фотона по поверхности рассматриваемой области каждую секунду, <text:span text:style-name="T9">dp </text:span>равняется давлению <text:span text:style-name="T9">q </text:span>на эту область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Calibri" svg:font-family="Calibri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fo:line-height="105%" fo:orphans="2" fo:widows="2" fo:hyphenation-ladder-count="no-limit" style:writing-mode="lr-tb"/>
      <style:text-properties style:use-window-font-color="true" style:font-name="Calibri" fo:font-size="11pt" fo:language="ru" fo:country="RU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v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925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рсина Татьяна Генадьевна</meta:initial-creator>
    <meta:creation-date>2020-01-12T14:45:00</meta:creation-date>
    <dc:date>2021-03-29T17:48:52.71</dc:date>
    <meta:print-date>1995-11-21T17:41:00</meta:print-date>
    <meta:editing-cycles>12</meta:editing-cycles>
    <meta:editing-duration>PT4H33M41S</meta:editing-duration>
    <meta:generator>OpenOffice/4.1.9$Win32 OpenOffice.org_project/419m1$Build-9805</meta:generator>
    <meta:document-statistic meta:table-count="15" meta:image-count="0" meta:object-count="0" meta:page-count="11" meta:paragraph-count="446" meta:word-count="4129" meta:character-count="26645"/>
  </office:meta>
</office:document-meta>
</file>